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260416666666667in"/>
    </style:style>
    <style:style style:name="co3" style:family="table-column">
      <style:table-column-properties fo:break-before="auto" style:column-width="4.90625in"/>
    </style:style>
    <style:style style:name="co4" style:family="table-column">
      <style:table-column-properties fo:break-before="auto" style:column-width="2.9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Report Type </text:p>
          </table:table-cell>
          <table:table-cell table:style-name="ce21" office:value-type="string">
            <text:p>Street </text:p>
          </table:table-cell>
          <table:table-cell table:style-name="ce21" office:value-type="string">
            <text:p>Sub-Division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ACORN LANE 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ICE COURT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7-05T00:00:00">
            <text:p>7/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ALICE COURT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ALICE COURT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3-04T00:00:00">
            <text:p>3/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LLENS MILL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ALLENS MILL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LENS MILL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ALLENS MILL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25T00:00:00">
            <text:p>12/25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ALLENS MILL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13T00:00:00">
            <text:p>1/1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AMORY LAN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AMORY LAN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ANCHOR DRIVE </text:p>
          </table:table-cell>
          <table:table-cell table:style-name="ce21" office:value-type="string">
            <text:p>SHIP POINT HOMES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ANCHOR DRIVE </text:p>
          </table:table-cell>
          <table:table-cell table:style-name="ce21" office:value-type="string">
            <text:p>SHIP POINT HOMES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ANCHOR LANE </text:p>
          </table:table-cell>
          <table:table-cell table:style-name="ce21" office:value-type="string">
            <text:p>SHIP POINT HOMES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ANCHOR LANE </text:p>
          </table:table-cell>
          <table:table-cell table:style-name="ce21" office:value-type="string">
            <text:p>SHIP POINT HOMES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2-16T00:00:00">
            <text:p>2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3-26T00:00:00">
            <text:p>3/2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3-26T00:00:00">
            <text:p>3/26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11-15T00:00:00">
            <text:p>11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CADIA LOOP </text:p>
          </table:table-cell>
          <table:table-cell table:style-name="ce21" office:value-type="string">
            <text:p>CLAIRMONT APTS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ARTILLERY ROAD 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ARTILLERY ROAD 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ARTILLERY ROAD </text:p>
          </table:table-cell>
          <table:table-cell table:style-name="ce21" office:value-type="string">
            <text:p>MARLBANK FARMS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USTINS POINT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AZALEA DRIVE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CK CREEK PARK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PARK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PARK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AILEY DRIVE </text:p>
          </table:table-cell>
          <table:table-cell table:style-name="ce21" office:value-type="string">
            <text:p>LAKESIDE FOREST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AILEY ROAD </text:p>
          </table:table-cell>
          <table:table-cell table:style-name="ce21" office:value-type="string">
            <text:p>LAKESIDE FOREST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ARCANMORE LANE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CROFT DRIVE </text:p>
          </table:table-cell>
          <table:table-cell table:style-name="ce21" office:value-type="string">
            <text:p>BARCROFT</text:p>
          </table:table-cell>
        </table:table-row>
        <table:table-row table:style-name="ro2">
          <table:table-cell table:style-name="ce22" office:value-type="date" office:date-value="2005-05-14T00:00:00">
            <text:p>5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CROFT DRIVE </text:p>
          </table:table-cell>
          <table:table-cell table:style-name="ce21" office:value-type="string">
            <text:p>BARCROFT</text:p>
          </table:table-cell>
        </table:table-row>
        <table:table-row table:style-name="ro2">
          <table:table-cell table:style-name="ce22" office:value-type="date" office:date-value="2005-12-29T00:00:00">
            <text:p>12/29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BARCROFT DRIVE </text:p>
          </table:table-cell>
          <table:table-cell table:style-name="ce21" office:value-type="string">
            <text:p>BARCROFT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RFLEUR PLACE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N SWALLOW RIDGE 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2" office:value-type="date" office:date-value="2005-08-27T00:00:00">
            <text:p>8/27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ARN SWALLOW RIDGE 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TTLE ROAD 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2" office:value-type="date" office:date-value="2005-11-26T00:00:00">
            <text:p>11/2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TTLE ROAD 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TTLE ROAD 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TTLE ROAD 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ECHAM DRIVE </text:p>
          </table:table-cell>
          <table:table-cell table:style-name="ce21" office:value-type="string">
            <text:p>CHURCHVILLE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ECHWOOD DRIVE </text:p>
          </table:table-cell>
          <table:table-cell table:style-name="ce21" office:value-type="string">
            <text:p>HARWOOD MILLS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IG BETHEL ROA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IR DRIVE </text:p>
          </table:table-cell>
          <table:table-cell table:style-name="ce21" office:value-type="string">
            <text:p>SETTLERS CROSSING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IR DRIVE </text:p>
          </table:table-cell>
          <table:table-cell table:style-name="ce21" office:value-type="string">
            <text:p>SETTLERS CROSSING</text:p>
          </table:table-cell>
        </table:table-row>
        <table:table-row table:style-name="ro2">
          <table:table-cell table:style-name="ce22" office:value-type="date" office:date-value="2005-09-10T00:00:00">
            <text:p>9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IR DRIVE </text:p>
          </table:table-cell>
          <table:table-cell table:style-name="ce21" office:value-type="string">
            <text:p>SETTLERS CROSSING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UE HERON DRIVE </text:p>
          </table:table-cell>
          <table:table-cell table:style-name="ce21" office:value-type="string">
            <text:p>LAKES AT DARE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UE HERON DRIVE </text:p>
          </table:table-cell>
          <table:table-cell table:style-name="ce21" office:value-type="string">
            <text:p>LAKES AT DARE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UE HERON DRIVE </text:p>
          </table:table-cell>
          <table:table-cell table:style-name="ce21" office:value-type="string">
            <text:p>LAKES AT DARE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OLIVAR DRIVE </text:p>
          </table:table-cell>
          <table:table-cell table:style-name="ce21" office:value-type="string">
            <text:p>HARRIS GROVE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OLIVAR DRIVE </text:p>
          </table:table-cell>
          <table:table-cell table:style-name="ce21" office:value-type="string">
            <text:p>HARRIS GROVE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OLIVAR DRIVE </text:p>
          </table:table-cell>
          <table:table-cell table:style-name="ce21" office:value-type="string">
            <text:p>HARRIS GROVE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OLIVAR DRIVE </text:p>
          </table:table-cell>
          <table:table-cell table:style-name="ce21" office:value-type="string">
            <text:p>HARRIS GROVE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OLIVAR DRIVE </text:p>
          </table:table-cell>
          <table:table-cell table:style-name="ce21" office:value-type="string">
            <text:p>HARRIS GROVE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RADLEY DRIVE </text:p>
          </table:table-cell>
          <table:table-cell table:style-name="ce21" office:value-type="string">
            <text:p>DANDY LOOP ESTATES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AGGRAVATED MALICIOUS WOUNDING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1-20T00:00:00">
            <text:p>1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NDON WAY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RANDYWINE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RANDYWINE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BREEZY POINT DRIVE </text:p>
          </table:table-cell>
          <table:table-cell table:style-name="ce21" office:value-type="string">
            <text:p>BREEZY P[OINT</text:p>
          </table:table-cell>
        </table:table-row>
        <table:table-row table:style-name="ro2">
          <table:table-cell table:style-name="ce22" office:value-type="date" office:date-value="2005-01-01T00:00:00">
            <text:p>1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ARWOOD PLACE </text:p>
          </table:table-cell>
          <table:table-cell table:style-name="ce21" office:value-type="string">
            <text:p>WOOD TOWNE QTRS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CK CHURCH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CK CHURCH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CK CHURCH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RICK CHURCH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WEARING MASK IN PUBLIC PLACE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8-07T00:00:00">
            <text:p>8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BRIDGE CROSSING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GADE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05-29T00:00:00">
            <text:p>5/2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RIGADE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11-01T00:00:00">
            <text:p>11/1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RIGADE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OKENBRIDGE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ROKENBRIDGE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ROOK LANE </text:p>
          </table:table-cell>
          <table:table-cell table:style-name="ce21" office:value-type="string">
            <text:p>MEADOWBROOK PARK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ROOK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ROOK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UCKINGHAM DRIVE </text:p>
          </table:table-cell>
          <table:table-cell table:style-name="ce21" office:value-type="string">
            <text:p>GOODWIN NECK ESTS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CKINGHAM DRIVE </text:p>
          </table:table-cell>
          <table:table-cell table:style-name="ce21" office:value-type="string">
            <text:p>GOODWIN NECK ESTS</text:p>
          </table:table-cell>
        </table:table-row>
        <table:table-row table:style-name="ro2">
          <table:table-cell table:style-name="ce22" office:value-type="date" office:date-value="2005-05-19T00:00:00">
            <text:p>5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CKTAIL RUN 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2" office:value-type="date" office:date-value="2005-11-24T00:00:00">
            <text:p>11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CKTAIL RUN 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UCKTAIL RUN 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RNT BRIDGE WAY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9-09T00:00:00">
            <text:p>9/9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URNT BRIDGE WAY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URNT BRIDGE WAY </text:p>
          </table:table-cell>
          <table:table-cell table:style-name="ce21" office:value-type="string">
            <text:p>BURNT BRIDGE RUN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RTS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16T00:00:00">
            <text:p>3/16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CALIFORNIA 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LTON DRIVE </text:p>
          </table:table-cell>
          <table:table-cell table:style-name="ce21" office:value-type="string">
            <text:p>BREEZY POINT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AROL DRIVE 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ROL DRIVE 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RAWAY TERRACE 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ARRAWAY TERRACE 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RRAWAY TERRACE 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RAWAY TERRACE 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RAWAY TERRACE 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RAWAY TERRACE 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ARRAWAY TERRACE </text:p>
          </table:table-cell>
          <table:table-cell table:style-name="ce21" office:value-type="string">
            <text:p>CARRAWAY TERRACE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VER PLACE </text:p>
          </table:table-cell>
          <table:table-cell table:style-name="ce21" office:value-type="string">
            <text:p>CARVER PLACE</text:p>
          </table:table-cell>
        </table:table-row>
        <table:table-row table:style-name="ro2">
          <table:table-cell table:style-name="ce22" office:value-type="date" office:date-value="2005-02-14T00:00:00">
            <text:p>2/14/2005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CAVALIER DRIVE </text:p>
          </table:table-cell>
          <table:table-cell table:style-name="ce24" office:value-type="string">
            <text:p>QUAIL HOLLOW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VALIER DRIVE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07-18T00:00:00">
            <text:p>7/18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VALIER DRIVE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VALIER DRIVE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VALIER DRIVE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10-14T00:00:00">
            <text:p>10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VALIER DRIVE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10-14T00:00:00">
            <text:p>10/14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VALIER DRIVE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VALIER DRIVE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AVALIER DRIVE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09-09T00:00:00">
            <text:p>9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RLES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25T00:00:00">
            <text:p>11/2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ARLES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ARTER DRIVE </text:p>
          </table:table-cell>
          <table:table-cell table:style-name="ce21" office:value-type="string">
            <text:p>PATRICKS LANDING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RTER DRIVE </text:p>
          </table:table-cell>
          <table:table-cell table:style-name="ce21" office:value-type="string">
            <text:p>PATRICKS LANDING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HARTER DRIVE </text:p>
          </table:table-cell>
          <table:table-cell table:style-name="ce21" office:value-type="string">
            <text:p>PATRICKS LANDING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RTER DRIVE </text:p>
          </table:table-cell>
          <table:table-cell table:style-name="ce21" office:value-type="string">
            <text:p>PATRICKS LANDING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CHERRY POINT DRIVE 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2" office:value-type="date" office:date-value="2005-08-03T00:00:00">
            <text:p>8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RRY POINT DRIVE 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2" office:value-type="date" office:date-value="2005-08-03T00:00:00">
            <text:p>8/3/2005</text:p>
          </table:table-cell>
          <table:table-cell table:style-name="ce21" office:value-type="string">
            <text:p>SHOOT OR THROW MISSILES AT OCCUPIED VEHICLES </text:p>
          </table:table-cell>
          <table:table-cell table:style-name="ce21" office:value-type="string">
            <text:p>CHERRY POINT DRIVE 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2" office:value-type="date" office:date-value="2005-09-26T00:00:00">
            <text:p>9/2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ERRY POINT DRIVE 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ESTNUT COURT </text:p>
          </table:table-cell>
          <table:table-cell table:style-name="ce21" office:value-type="string">
            <text:p>LAKESIDE FORREST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ESTNUT COURT </text:p>
          </table:table-cell>
          <table:table-cell table:style-name="ce21" office:value-type="string">
            <text:p>LAKESIDE FORREST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STNUT COURT </text:p>
          </table:table-cell>
          <table:table-cell table:style-name="ce21" office:value-type="string">
            <text:p>LAKESIDE FORREST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CHINABERRY WAY 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OICY CRESCENT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HOISY CRESCENT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OISY CRESCENT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HOISY CRESCENT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OISY CRESCENT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OISY CRESCENT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CHOISY CRESCENT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HOISY CRESCENT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CHOISY CRESCENT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CLAIRMONT 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24T00:00:00">
            <text:p>3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LAXTON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1-18T00:00:00">
            <text:p>1/18/2005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COBIA DRIVE </text:p>
          </table:table-cell>
          <table:table-cell table:style-name="ce21" office:value-type="string">
            <text:p>MILL COVE ESTATES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CKELTOWN ROAD </text:p>
          </table:table-cell>
          <table:table-cell table:style-name="ce21" office:value-type="string">
            <text:p>EDGHILL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OCKELTOWN ROAD </text:p>
          </table:table-cell>
          <table:table-cell table:style-name="ce21" office:value-type="string">
            <text:p>EDGHILL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COCKLETOWN ROAD </text:p>
          </table:table-cell>
          <table:table-cell table:style-name="ce21" office:value-type="string">
            <text:p>EDGHILL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CKLETOW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OCKLETOWN ROAD </text:p>
          </table:table-cell>
          <table:table-cell table:style-name="ce21" office:value-type="string">
            <text:p>EDGHILL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OCKLETOW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OCKLETOWN ROAD &amp; YORK WARWICK DRIVE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1-24T00:00:00">
            <text:p>1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LBERTS TRACE </text:p>
          </table:table-cell>
          <table:table-cell table:style-name="ce21" office:value-type="string">
            <text:p>COLBERTS TRACE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LBERTS TRACE </text:p>
          </table:table-cell>
          <table:table-cell table:style-name="ce21" office:value-type="string">
            <text:p>COLBERTS TRACE</text:p>
          </table:table-cell>
        </table:table-row>
        <table:table-row table:style-name="ro2">
          <table:table-cell table:style-name="ce22" office:value-type="date" office:date-value="2005-05-08T00:00:00">
            <text:p>5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LONIAL TRAILER COURT 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LONIAL TRAILER COURT 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OLONIAL TRAILER PARK 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OLONIAL TRAILER PARK </text:p>
          </table:table-cell>
        </table:table-row>
        <table:table-row table:style-name="ro2">
          <table:table-cell table:style-name="ce22" office:value-type="date" office:date-value="2005-07-07T00:00:00">
            <text:p>7/7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COLONIAL TRAILER PARK </text:p>
          </table:table-cell>
        </table:table-row>
        <table:table-row table:style-name="ro2">
          <table:table-cell table:style-name="ce22" office:value-type="date" office:date-value="2005-07-07T00:00:00">
            <text:p>7/7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COLONIAL TRAILER PARK, AREA OF OFFICE 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ONSTITU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3-21T00:00:00">
            <text:p>3/2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PELAND LANE 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PELAND LANE &amp; HORNSBYVILLE ROAD 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RBETT PLACE </text:p>
          </table:table-cell>
          <table:table-cell table:style-name="ce21" office:value-type="string">
            <text:p>WOLFTRAP ESTATES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ORBETT PLACE </text:p>
          </table:table-cell>
          <table:table-cell table:style-name="ce21" office:value-type="string">
            <text:p>WOLFTRAP ESTATES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ESTWOOD COURT </text:p>
          </table:table-cell>
          <table:table-cell table:style-name="ce21" office:value-type="string">
            <text:p>WOOD TOWNE QTRS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ESTWOOD COURT </text:p>
          </table:table-cell>
          <table:table-cell table:style-name="ce21" office:value-type="string">
            <text:p>WOOD TOWNE QTRS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RESTWOOD COURT </text:p>
          </table:table-cell>
          <table:table-cell table:style-name="ce21" office:value-type="string">
            <text:p>WOOD TOWNE QTRS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RESTWOOD COURT </text:p>
          </table:table-cell>
          <table:table-cell table:style-name="ce21" office:value-type="string">
            <text:p>WOOD TOWNE QTRS</text:p>
          </table:table-cell>
        </table:table-row>
        <table:table-row table:style-name="ro2">
          <table:table-cell table:style-name="ce22" office:value-type="date" office:date-value="2005-05-24T00:00:00">
            <text:p>5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CYPRESS CROSSING </text:p>
          </table:table-cell>
          <table:table-cell table:style-name="ce21" office:value-type="string">
            <text:p>WOOD TOWNE QTRS</text:p>
          </table:table-cell>
        </table:table-row>
        <table:table-row table:style-name="ro2">
          <table:table-cell table:style-name="ce22" office:value-type="date" office:date-value="2005-05-24T00:00:00">
            <text:p>5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YPRESS CROSSING </text:p>
          </table:table-cell>
          <table:table-cell table:style-name="ce21" office:value-type="string">
            <text:p>WOOD TOWNE QTRS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3-12T00:00:00">
            <text:p>3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7-18T00:00:00">
            <text:p>7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11-10T00:00:00">
            <text:p>11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12-09T00:00:00">
            <text:p>12/9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DANDY LOOP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NDY LOOP ROAD &amp; MIDDLE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CARNAL KNOWLEDGE OF A CHILD 13 TO 15 YRS OLD </text:p>
          </table:table-cell>
          <table:table-cell table:style-name="ce21" office:value-type="string">
            <text:p>DAPHNE DRIVE 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03T00:00:00">
            <text:p>5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29T00:00:00">
            <text:p>5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05T00:00:00">
            <text:p>7/5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03T00:00:00">
            <text:p>8/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03T00:00:00">
            <text:p>11/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19T00:00:00">
            <text:p>11/1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13T00:00:00">
            <text:p>12/13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DARE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ARE ROAD &amp; ALLENS MILL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ARE ROAD &amp; CONSTITUTI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DARE ROAD &amp; CONSTITUTI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17T00:00:00">
            <text:p>5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&amp; GEORGE WASH MEM HW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ARE ROAD &amp; GEORGE WASH MEM HW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ARE ROAD &amp; GEORGE WASH MEM HW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DARE ROAD &amp; GEORGE WASH MEM HW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DARE ROAD &amp; GEORGE WASH MEM HW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14T00:00:00">
            <text:p>1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2-10T00:00:00">
            <text:p>2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3-16T00:00:00">
            <text:p>3/16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3-20T00:00:00">
            <text:p>3/20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3-26T00:00:00">
            <text:p>3/2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2-15T00:00:00">
            <text:p>12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LRAY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DELRAY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27T00:00:00">
            <text:p>11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LRAY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DEATH, SUICIDE </text:p>
          </table:table-cell>
          <table:table-cell table:style-name="ce21" office:value-type="string">
            <text:p>DELRAY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05T00:00:00">
            <text:p>1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10T00:00:00">
            <text:p>1/1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01T00:00:00">
            <text:p>4/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OPERATOR`S LICENSE VIOLATION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11T00:00:00">
            <text:p>5/1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10T00:00:00">
            <text:p>6/1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DENBIGH BOULEVA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ENBIGH BOULEVARD &amp; GEORGE WASH MEM HW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DENBIGH BOULEVARD &amp; GEORGE WASH MEM HW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ENBIGH BOULEVARD &amp; GEORGE WASH MEM HW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DENBIGH BOULEVARD &amp; GEORGE WASH MEM HW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OGWOOD LANE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OROTHY DRIVE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OROTHY DRIVE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OROTHY DRIVE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OROTHY DRIVE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OROTHY DRIVE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UFF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05-30T00:00:00">
            <text:p>5/30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DUFF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UFF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UFF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06-24T00:00:00">
            <text:p>6/24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EDGEHILL LANE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12-31T00:00:00">
            <text:p>12/3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DGEHILL LANE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DGEWOOD COURT </text:p>
          </table:table-cell>
          <table:table-cell table:style-name="ce21" office:value-type="string">
            <text:p>LAKESIDE FOREST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GRET COURT </text:p>
          </table:table-cell>
          <table:table-cell table:style-name="ce21" office:value-type="string">
            <text:p>LAKES AT DARE, THE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GRET COURT </text:p>
          </table:table-cell>
          <table:table-cell table:style-name="ce21" office:value-type="string">
            <text:p>LAKES AT DARE, THE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GRET COURT </text:p>
          </table:table-cell>
          <table:table-cell table:style-name="ce21" office:value-type="string">
            <text:p>LAKES AT DARE, THE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GRET COURT </text:p>
          </table:table-cell>
          <table:table-cell table:style-name="ce21" office:value-type="string">
            <text:p>LAKES AT DARE, THE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LLA TAYLOR ROAD &amp; KITTY DRIVE </text:p>
          </table:table-cell>
          <table:table-cell table:style-name="ce21" office:value-type="string">
            <text:p>HARWOOD MILLS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FAIRWAY LANE </text:p>
          </table:table-cell>
          <table:table-cell table:style-name="ce21" office:value-type="string">
            <text:p>AVERY WOODS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FALLING SPRING RUN 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FALLING SPRING RUN 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ARMSTEAD PLACE </text:p>
          </table:table-cell>
          <table:table-cell table:style-name="ce21" office:value-type="string">
            <text:p>WOOD TOWNE QTRS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IELDING LEWIS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09-02T00:00:00">
            <text:p>9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ELDING LEWIS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12-26T00:00:00">
            <text:p>12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IELDING LEWIS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09-14T00:00:00">
            <text:p>9/14/2005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FLAMINGO PLACE </text:p>
          </table:table-cell>
          <table:table-cell table:style-name="ce21" office:value-type="string">
            <text:p>LAKES AT DARE, THE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ORT EUSTIS BLVD &amp; GEORGE WASH MEM HWY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LVD &amp; GEORGE WASH MEM HWY </text:p>
          </table:table-cell>
        </table:table-row>
        <table:table-row table:style-name="ro2">
          <table:table-cell table:style-name="ce22" office:value-type="date" office:date-value="2005-06-28T00:00:00">
            <text:p>6/2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LVD &amp; GEORGE WASH MEM HWY </text:p>
          </table:table-cell>
        </table:table-row>
        <table:table-row table:style-name="ro2">
          <table:table-cell table:style-name="ce22" office:value-type="date" office:date-value="2005-02-05T00:00:00">
            <text:p>2/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5-11T00:00:00">
            <text:p>5/1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5-19T00:00:00">
            <text:p>5/19/2005</text:p>
          </table:table-cell>
          <table:table-cell table:style-name="ce21" office:value-type="string">
            <text:p>MANUF, SALE, POSS CONTROL SUBST -SCHEDULE I,II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5-24T00:00:00">
            <text:p>5/2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7-08T00:00:00">
            <text:p>7/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9-20T00:00:00">
            <text:p>9/2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11-01T00:00:00">
            <text:p>11/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12-10T00:00:00">
            <text:p>12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FORT EUSTIS BOULEVARD &amp; ELMHURST DRIVE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1-29T00:00:00">
            <text:p>1/2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ORT EUSTIS BOULEVARD &amp; GEORGE WASH MEM HWY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1-29T00:00:00">
            <text:p>1/29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FORT EUSTIS BOULEVARD &amp; GEORGE WASH MEM HWY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OULEVARD &amp; GEORGE WASH MEM HWY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ORT EUSTIS BOULEVARD &amp; RICHNECK ROA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FORT EUSTIS BOULEVARD &amp; RICHNECK ROA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ORTUNE PLACE </text:p>
          </table:table-cell>
          <table:table-cell table:style-name="ce21" office:value-type="string">
            <text:p>PROSPECT PARK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RANKLIN ROAD </text:p>
          </table:table-cell>
          <table:table-cell table:style-name="ce21" office:value-type="string">
            <text:p>HOLLY POINT</text:p>
          </table:table-cell>
        </table:table-row>
        <table:table-row table:style-name="ro2">
          <table:table-cell table:style-name="ce22" office:value-type="date" office:date-value="2005-02-23T00:00:00">
            <text:p>2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RANKLIN ROAD </text:p>
          </table:table-cell>
          <table:table-cell table:style-name="ce21" office:value-type="string">
            <text:p>HOLLY POINT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RANKLIN ROAD </text:p>
          </table:table-cell>
          <table:table-cell table:style-name="ce21" office:value-type="string">
            <text:p>HOLLY POINT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RANKLIN ROAD </text:p>
          </table:table-cell>
          <table:table-cell table:style-name="ce21" office:value-type="string">
            <text:p>HOLLY POINT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FRANKLIN STREET </text:p>
          </table:table-cell>
          <table:table-cell table:style-name="ce21" office:value-type="string">
            <text:p>HOLLY POINT</text:p>
          </table:table-cell>
        </table:table-row>
        <table:table-row table:style-name="ro2">
          <table:table-cell table:style-name="ce22" office:value-type="date" office:date-value="2005-01-24T00:00:00">
            <text:p>1/24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FREEDOM BOULEVARD </text:p>
          </table:table-cell>
          <table:table-cell table:style-name="ce21" office:value-type="string">
            <text:p>VICTORY INDUSTRIAL PARK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FREEDOM BOULEVARD </text:p>
          </table:table-cell>
          <table:table-cell table:style-name="ce21" office:value-type="string">
            <text:p>VICTORY INDUSTRIAL PARK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FREEDOM BOULEVARD </text:p>
          </table:table-cell>
          <table:table-cell table:style-name="ce21" office:value-type="string">
            <text:p>VICTORY INDUSTRIAL PARK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STEAL OR TAMPER WITH COIN OPERATED EQUIPMENT </text:p>
          </table:table-cell>
          <table:table-cell table:style-name="ce21" office:value-type="string">
            <text:p>FREEDOM BOULEVARD </text:p>
          </table:table-cell>
          <table:table-cell table:style-name="ce21" office:value-type="string">
            <text:p>VICTORY INDUSTRIAL PARK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FREEDOM BOULEVARD </text:p>
          </table:table-cell>
          <table:table-cell table:style-name="ce21" office:value-type="string">
            <text:p>VICTORY INDUSTRIAL PARK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INES WAY </text:p>
          </table:table-cell>
          <table:table-cell table:style-name="ce21" office:value-type="string">
            <text:p>GAINES ESTATES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 MEM HWY &amp; BRICK CHURCH 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 MEM HWY &amp; BRICK CHURCH 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 MEM HWY &amp; BRICK CHURCH 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07T00:00:00">
            <text:p>5/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 MEM HWY &amp; BRICK CHURCH 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 MEM HWY &amp; BRICK CHURCH 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 MEML HWY &amp; ALEXANDER HAMILTON BLVD </text:p>
          </table:table-cell>
        </table:table-row>
        <table:table-row table:style-name="ro2">
          <table:table-cell table:style-name="ce22" office:value-type="date" office:date-value="2005-01-09T00:00:00">
            <text:p>1/9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RGE WASH MEM HWY 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 MEM HWY &amp; COLONIAL PARKWAY 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 MEM HWY &amp; COLONIAL PARKWAY </text:p>
          </table:table-cell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RADAR DETECTORS - POSSESSION OR USE </text:p>
          </table:table-cell>
          <table:table-cell table:style-name="ce21" office:value-type="string">
            <text:p>GEORGE WASH MEM HWY &amp; DENBIGH BLVD </text:p>
          </table:table-cell>
        </table:table-row>
        <table:table-row table:style-name="ro2"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DENBIGH BLVD </text:p>
          </table:table-cell>
        </table:table-row>
        <table:table-row table:style-name="ro2"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 MEM HWY &amp; DENBIGH BLVD 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DENBIGH BLVD 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DENBIGH BLV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 MEM HWY &amp; DENBIGH BLVD 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RGE WASH MEM HWY &amp; DENBIGH BLVD </text:p>
          </table:table-cell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ELLA TAYLOR RD </text:p>
          </table:table-cell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 MEM HWY &amp; ELLA TAYLOR RD 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 MEM HWY &amp; FALCON DRIVE </text:p>
          </table:table-cell>
        </table:table-row>
        <table:table-row table:style-name="ro2">
          <table:table-cell table:style-name="ce22" office:value-type="date" office:date-value="2005-04-17T00:00:00">
            <text:p>4/1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FAULKNER ROAD 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 MEM HWY &amp; FORT EUSTIS BLVD 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 MEM HWY &amp; FORT EUSTIS BLVD 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RGE WASH MEM HWY &amp; FORT EUSTIS BLVD 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FAILURE TO STOP AT RED LIGHT </text:p>
          </table:table-cell>
          <table:table-cell table:style-name="ce21" office:value-type="string">
            <text:p>GEORGE WASH MEM HWY &amp; FORT EUSTIS BLVD 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 MEM HWY &amp; FORT EUSTIS BLV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 MEM HWY &amp; FORT EUSTIS BLVD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FORT EUSTIS BLVD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 MEM HWY &amp; FORT EUSTIS BLVD 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FORT EUSTIS BLVD 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HAMPTON HWY 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 MEM HWY &amp; HAMPTON HWY 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 MEM HWY &amp; HAMPTON HWY 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 MEM HWY &amp; HAMPTON HWY 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LAKESIDE DRIVE 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 MEM HWY &amp; LAKESIDE DRIVE 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MATTHEWS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DRIVING UNDER THE INFLUENCE,DRUGS </text:p>
          </table:table-cell>
          <table:table-cell table:style-name="ce21" office:value-type="string">
            <text:p>GEORGE WASH MEM HWY &amp; MATTHEWS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 MEM HWY &amp; MATTHEWS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 MEM HWY &amp; MATTHEWS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 MEM HWY &amp; OLD YORK-HAMPTON HIGHWAY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POSSESSION OF SCHEDULE I,II CONTROLLED SUBSTANCE </text:p>
          </table:table-cell>
          <table:table-cell table:style-name="ce21" office:value-type="string">
            <text:p>GEORGE WASH MEM HWY &amp; OLD YORK-HAMPTON HIGHWAY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4-23T00:00:00">
            <text:p>4/2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 MEM HWY &amp; OLD YORK-HAMPTON HIGHWAY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 MEM HWY &amp; PARKWAY OVER PASS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8-06T00:00:00">
            <text:p>8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 MEM HWY &amp; PARKWAY OVER PASS 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RGE WASH MEM HWY &amp; WASHINGTON SQUAR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WASHINGTON SQUARE DRIVE 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WOLFTRAP ROAD 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WOLFTRAP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07T00:00:00">
            <text:p>8/7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 MEM HWY &amp; WOLFTRAP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WOLFTRAP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 MEM HWY &amp; WOLFTRAP ROAD </text:p>
          </table:table-cell>
        </table:table-row>
        <table:table-row table:style-name="ro2">
          <table:table-cell table:style-name="ce22" office:value-type="date" office:date-value="2005-11-10T00:00:00">
            <text:p>11/1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WOLFTRAP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10T00:00:00">
            <text:p>11/10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 MEM HWY &amp; WOLFTRAP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10T00:00:00">
            <text:p>11/10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 MEM HWY &amp; WOLFTRAP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9T00:00:00">
            <text:p>1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9T00:00:00">
            <text:p>1/9/2005</text:p>
          </table:table-cell>
          <table:table-cell table:style-name="ce21" office:value-type="string">
            <text:p>EXTORTION BY THREA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0T00:00:00">
            <text:p>1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3T00:00:00">
            <text:p>1/13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0T00:00:00">
            <text:p>1/20/2005</text:p>
          </table:table-cell>
          <table:table-cell table:style-name="ce21" office:value-type="string">
            <text:p>DRUGS, PWID COCAIN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20T00:00:00">
            <text:p>1/2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PATRIOT SQUARE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0T00:00:00">
            <text:p>2/1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MANUF, SALE, POSS CONTROL SUBST -SCHEDULE I,II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23T00:00:00">
            <text:p>2/23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19T00:00:00">
            <text:p>3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4T00:00:00">
            <text:p>3/2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HERITAGE SQUARE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9T00:00:00">
            <text:p>4/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9T00:00:00">
            <text:p>4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4-27T00:00:00">
            <text:p>4/27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4T00:00:00">
            <text:p>5/14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1T00:00:00">
            <text:p>5/21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PATRIOT SQUARE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GAS DRIVE-OFF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WAWA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5T00:00:00">
            <text:p>7/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7T00:00:00">
            <text:p>7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POSSESS, TRANSPORT FIREARMS BY CONVICTED FELON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30T00:00:00">
            <text:p>8/3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02T00:00:00">
            <text:p>9/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2T00:00:00">
            <text:p>9/2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4T00:00:00">
            <text:p>9/2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SEVEN ELEVEN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WESTERN AUTO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RECKLESS HANDLING OF FIREARM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8T00:00:00">
            <text:p>10/2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FAILURE TO RETURN RENTED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8T00:00:00">
            <text:p>12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2T00:00:00">
            <text:p>12/2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0T00:00:00">
            <text:p>1/1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11T00:00:00">
            <text:p>1/1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4T00:00:00">
            <text:p>1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6T00:00:00">
            <text:p>1/26/2005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3T00:00:00">
            <text:p>2/3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10T00:00:00">
            <text:p>2/10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1T00:00:00">
            <text:p>2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3T00:00:00">
            <text:p>2/23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4T00:00:00">
            <text:p>2/2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3T00:00:00">
            <text:p>3/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4T00:00:00">
            <text:p>3/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8T00:00:00">
            <text:p>3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8T00:00:00">
            <text:p>3/8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8T00:00:00">
            <text:p>3/8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8T00:00:00">
            <text:p>3/8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0T00:00:00">
            <text:p>3/1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1T00:00:00">
            <text:p>3/1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6T00:00:00">
            <text:p>3/1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8T00:00:00">
            <text:p>3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6T00:00:00">
            <text:p>4/2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8T00:00:00">
            <text:p>4/2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8T00:00:00">
            <text:p>4/2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28T00:00:00">
            <text:p>4/2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4-30T00:00:00">
            <text:p>4/30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3T00:00:00">
            <text:p>5/3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0T00:00:00">
            <text:p>5/1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1T00:00:00">
            <text:p>5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2T00:00:00">
            <text:p>5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1T00:00:00">
            <text:p>5/2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8T00:00:00">
            <text:p>5/2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28T00:00:00">
            <text:p>5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0T00:00:00">
            <text:p>6/1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5T00:00:00">
            <text:p>6/1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MAIM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SHOOTING FROM VEHICLE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4T00:00:00">
            <text:p>6/24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8T00:00:00">
            <text:p>6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8T00:00:00">
            <text:p>6/28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29T00:00:00">
            <text:p>6/2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7T00:00:00">
            <text:p>7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17T00:00:00">
            <text:p>7/1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05T00:00:00">
            <text:p>8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07T00:00:00">
            <text:p>8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09T00:00:00">
            <text:p>8/9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5T00:00:00">
            <text:p>8/15/2005</text:p>
          </table:table-cell>
          <table:table-cell table:style-name="ce21" office:value-type="string">
            <text:p>WEARING MASK IN PUBLIC PLA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6T00:00:00">
            <text:p>8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8T00:00:00">
            <text:p>9/8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08T00:00:00">
            <text:p>9/8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0T00:00:00">
            <text:p>9/1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0T00:00:00">
            <text:p>9/1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4T00:00:00">
            <text:p>9/14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4T00:00:00">
            <text:p>9/14/2005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TOBACCO PRODUCTS - SALE OF PRODUCT TO PERSONS UNDERA  </text:p>
          </table:table-cell>
          <table:table-cell table:style-name="ce21" office:value-type="string">
            <text:p>GEORGE WASHINGTON MEMORIAL HIGHWAY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8T00:00:00">
            <text:p>9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0T00:00:00">
            <text:p>9/2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2T00:00:00">
            <text:p>9/22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6T00:00:00">
            <text:p>9/26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7T00:00:00">
            <text:p>9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4T00:00:00">
            <text:p>10/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6T00:00:00">
            <text:p>10/26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0-28T00:00:00">
            <text:p>10/2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1T00:00:00">
            <text:p>11/1/2005</text:p>
          </table:table-cell>
          <table:table-cell table:style-name="ce21" office:value-type="string">
            <text:p>MANUF, SALE, POSS CONTROL SUBST -SCHEDULE I,II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4T00:00:00">
            <text:p>11/1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02T00:00:00">
            <text:p>12/2/2005</text:p>
          </table:table-cell>
          <table:table-cell table:style-name="ce21" office:value-type="string">
            <text:p>ARSON </text:p>
          </table:table-cell>
          <table:table-cell table:style-name="ce21" office:value-type="string">
            <text:p>GEORGE WASHINGTON MEMORIAL HIGHWAY </text:p>
          </table:table-cell>
          <table:table-cell table:style-name="ce21"/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5T00:00:00">
            <text:p>12/15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8T00:00:00">
            <text:p>12/18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8T00:00:00">
            <text:p>12/18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2T00:00:00">
            <text:p>12/2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2-31T00:00:00">
            <text:p>12/3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02-17T00:00:00">
            <text:p>2/17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BATTLE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COOK ROAD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COOK ROAD 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COOK ROAD 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DARE ROAD </text:p>
          </table:table-cell>
        </table:table-row>
        <table:table-row table:style-name="ro2">
          <table:table-cell table:style-name="ce22" office:value-type="date" office:date-value="2005-07-07T00:00:00">
            <text:p>7/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DENBIGH BLV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16T00:00:00">
            <text:p>5/1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&amp; EDGEHILL LANE 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&amp; 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5-17T00:00:00">
            <text:p>5/1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GEORGE WASHINGTON MEMORIAL HIGHWAY &amp; GOOSLEY ROAD 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GRAFTON DRIVE 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GRAFTON DRIVE 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GRAFTON DRIVE 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GEORGE WASHINGTON MEMORIAL HIGHWAY &amp; GRAFTON DRIVE 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GRAFTON DRIVE 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GRAFTON DRIVE 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RGE WASHINGTON MEMORIAL HIGHWAY &amp; GRAFTON DRIVE 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GRAFTON DRIVE 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&amp; GRAFTON DRIVE </text:p>
          </table:table-cell>
        </table:table-row>
        <table:table-row table:style-name="ro2">
          <table:table-cell table:style-name="ce22" office:value-type="date" office:date-value="2005-03-08T00:00:00">
            <text:p>3/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GREENE DRIVE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RGE WASHINGTON MEMORIAL HIGHWAY &amp; RR CROSSING 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&amp; RR TRACKS 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&amp; SIEGE LAN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SIEGE LANE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SIEGE LANE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SIEGE LANE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SIEGE LANE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SIEGE LANE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SIEGE LANE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SIEGE LANE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SIEGE LANE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&amp; SIEGE LANE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TOUR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RGE WASHINGTON MEMORIAL HIGHWAY &amp; VICTORY BLVD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4-08T00:00:00">
            <text:p>4/8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WHITES LANE 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GEORGE WASHINGTON MEMORIAL HIGHWAY &amp; WHITES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WHITES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21T00:00:00">
            <text:p>3/21/2005</text:p>
          </table:table-cell>
          <table:table-cell table:style-name="ce21" office:value-type="string">
            <text:p>ISSUING BAD CHECKS &gt;=$200 </text:p>
          </table:table-cell>
          <table:table-cell table:style-name="ce21" office:value-type="string">
            <text:p>GEROGE WASHINGTON MEMORIAL HIGHWAY 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LEN LAUREL WAY 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GLEN LAUREL WAY </text:p>
          </table:table-cell>
          <table:table-cell table:style-name="ce24" office:value-type="string">
            <text:p>GLEN LAUREL</text:p>
          </table:table-cell>
        </table:table-row>
        <table:table-row table:style-name="ro2">
          <table:table-cell table:style-name="ce22" office:value-type="date" office:date-value="2005-09-27T00:00:00">
            <text:p>9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 LAUREL WAY 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LEN LAUREL WAY 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NARLED OAK LANE 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GNARLED OAK LANE 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1-08T00:00:00">
            <text:p>1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6-18T00:00:00">
            <text:p>6/18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GOODWIN NECK ROAD </text:p>
          </table:table-cell>
          <table:table-cell table:style-name="ce24" office:value-type="string">
            <text:p>SEAFORD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GOODWIN NECK ROAD </text:p>
          </table:table-cell>
          <table:table-cell table:style-name="ce24" office:value-type="string">
            <text:p>SEAFORD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GOODWIN NECK ROAD </text:p>
          </table:table-cell>
          <table:table-cell table:style-name="ce24" office:value-type="string">
            <text:p>SEAFORD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GOODWIN NECK ROAD </text:p>
          </table:table-cell>
          <table:table-cell table:style-name="ce24" office:value-type="string">
            <text:p>SEAFORD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1-05T00:00:00">
            <text:p>11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2-24T00:00:00">
            <text:p>12/24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OODWIN NECK ROAD &amp; OPERATIONS DRIVE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ODWIN NECK ROAD &amp; WOLFTRAP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7-14T00:00:00">
            <text:p>7/14/2005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GOODWIN NECK ROAD &amp; WOLFTRAP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4-06T00:00:00">
            <text:p>4/6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OODWIN NECK ROAD AND GEORGE WASH MEM HWY 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RAFTON DISTRICT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2-03T00:00:00">
            <text:p>2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DRIVE 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13T00:00:00">
            <text:p>2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AFTON DRIVE </text:p>
          </table:table-cell>
        </table:table-row>
        <table:table-row table:style-name="ro2">
          <table:table-cell table:style-name="ce22" office:value-type="date" office:date-value="2005-02-22T00:00:00">
            <text:p>2/22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RAFTON DRIVE 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GRAFTON DRIVE </text:p>
          </table:table-cell>
        </table:table-row>
        <table:table-row table:style-name="ro2">
          <table:table-cell table:style-name="ce22" office:value-type="date" office:date-value="2005-03-03T00:00:00">
            <text:p>3/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DRIVE 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DRIVE 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GRAFTON DRIVE 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TRESPASS ON CHURCH OR SCHOOL PROPERTY </text:p>
          </table:table-cell>
          <table:table-cell table:style-name="ce21" office:value-type="string">
            <text:p>GRAFTON DRIVE 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RAFTON DRIVE 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01T00:00:00">
            <text:p>11/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21T00:00:00">
            <text:p>11/21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RAFTON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STATION LANE </text:p>
          </table:table-cell>
          <table:table-cell table:style-name="ce21" office:value-type="string">
            <text:p>WASHINGTON SQUARE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RAFTON STATION LANE </text:p>
          </table:table-cell>
          <table:table-cell table:style-name="ce21" office:value-type="string">
            <text:p>WASHINGTON SQUARE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RAFTON STATION LANE </text:p>
          </table:table-cell>
          <table:table-cell table:style-name="ce21" office:value-type="string">
            <text:p>WASHINGTON SQUARE</text:p>
          </table:table-cell>
        </table:table-row>
        <table:table-row table:style-name="ro2">
          <table:table-cell table:style-name="ce22" office:value-type="date" office:date-value="2005-11-20T00:00:00">
            <text:p>11/20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RAFTON STATION WOODLINE @ LAKE </text:p>
          </table:table-cell>
          <table:table-cell table:style-name="ce21" office:value-type="string">
            <text:p>WASHINGTON SQUARE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RAY LANE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AY LANE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GRAY LANE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RAY LANE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REENE DRIVE </text:p>
          </table:table-cell>
          <table:table-cell table:style-name="ce21" office:value-type="string">
            <text:p>GREENE INDUSTRIAL PARK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EENE DRIVE, AUTO HAUS </text:p>
          </table:table-cell>
          <table:table-cell table:style-name="ce21" office:value-type="string">
            <text:p>GREENE INDUSTRIAL PARK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EENE DRIVE, AUTO HAUS </text:p>
          </table:table-cell>
          <table:table-cell table:style-name="ce21" office:value-type="string">
            <text:p>GREENE INDUSTRIAL PARK</text:p>
          </table:table-cell>
        </table:table-row>
        <table:table-row table:style-name="ro2">
          <table:table-cell table:style-name="ce22" office:value-type="date" office:date-value="2005-09-17T00:00:00">
            <text:p>9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RRIS GROVE LANE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RRIS LANE </text:p>
          </table:table-cell>
          <table:table-cell table:style-name="ce21" office:value-type="string">
            <text:p>GOFFIGAN GARDENS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D LANE 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HARROD LANE 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2" office:value-type="date" office:date-value="2005-05-04T00:00:00">
            <text:p>5/4/2005</text:p>
          </table:table-cell>
          <table:table-cell table:style-name="ce21" office:value-type="string">
            <text:p>ESCAPE FROM CUSTODY </text:p>
          </table:table-cell>
          <table:table-cell table:style-name="ce21" office:value-type="string">
            <text:p>HARROD LANE 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2" office:value-type="date" office:date-value="2005-06-14T00:00:00">
            <text:p>6/1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RROD LANE 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2" office:value-type="date" office:date-value="2005-02-10T00:00:00">
            <text:p>2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WOOD DRIVE </text:p>
          </table:table-cell>
          <table:table-cell table:style-name="ce21" office:value-type="string">
            <text:p>HARWOOD MILLS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RWOOD DRIVE </text:p>
          </table:table-cell>
          <table:table-cell table:style-name="ce21" office:value-type="string">
            <text:p>HARWOOD MILLS</text:p>
          </table:table-cell>
        </table:table-row>
        <table:table-row table:style-name="ro2">
          <table:table-cell table:style-name="ce22" office:value-type="date" office:date-value="2005-09-21T00:00:00">
            <text:p>9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WOOD DRIVE </text:p>
          </table:table-cell>
          <table:table-cell table:style-name="ce21" office:value-type="string">
            <text:p>HARWOOD MILLS</text:p>
          </table:table-cell>
        </table:table-row>
        <table:table-row table:style-name="ro2">
          <table:table-cell table:style-name="ce22" office:value-type="date" office:date-value="2005-09-27T00:00:00">
            <text:p>9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RWOOD DRIVE </text:p>
          </table:table-cell>
          <table:table-cell table:style-name="ce21" office:value-type="string">
            <text:p>HARWOOD MILLS</text:p>
          </table:table-cell>
        </table:table-row>
        <table:table-row table:style-name="ro2">
          <table:table-cell table:style-name="ce22" office:value-type="date" office:date-value="2005-11-11T00:00:00">
            <text:p>11/11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HARWOOD DRIVE 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HAVERSTRAW COURT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NRY LEE LAN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ILLBURNE LANE </text:p>
          </table:table-cell>
          <table:table-cell table:style-name="ce21" office:value-type="string">
            <text:p>LAKESIDE FOREST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ILLBURNE LANE </text:p>
          </table:table-cell>
          <table:table-cell table:style-name="ce21" office:value-type="string">
            <text:p>LAKESIDE FOREST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ILLBURNE LANE </text:p>
          </table:table-cell>
          <table:table-cell table:style-name="ce21" office:value-type="string">
            <text:p>LAKESIDE FOREST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HODGES COVE ROAD </text:p>
          </table:table-cell>
          <table:table-cell table:style-name="ce21" office:value-type="string">
            <text:p>WOODHAVEN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ODGES COVE ROAD </text:p>
          </table:table-cell>
          <table:table-cell table:style-name="ce21" office:value-type="string">
            <text:p>WOODHAVEN</text:p>
          </table:table-cell>
        </table:table-row>
        <table:table-row table:style-name="ro2">
          <table:table-cell table:style-name="ce22" office:value-type="date" office:date-value="2005-10-14T00:00:00">
            <text:p>10/1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ODGES COVE ROAD </text:p>
          </table:table-cell>
          <table:table-cell table:style-name="ce21" office:value-type="string">
            <text:p>WOODHAVEN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HOLDEN LAN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LLY POINT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OLLY POINT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03T00:00:00">
            <text:p>5/3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HOLMES BOULEVARD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OLMES BOULEVARD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MES BOULEVARD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MES BOULEVARD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MES BOULEVARD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MES BOULEVARD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10-26T00:00:00">
            <text:p>10/26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HOLMES BOULEVARD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HORNSBYVILLE &amp; WOLFTRAP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ORNSBYVILLE &amp; WOLFTRAP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3-03T00:00:00">
            <text:p>3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RNSBYVILLE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ORNSBYVILLE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8-05T00:00:00">
            <text:p>8/5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HORNSBYVILLE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ORNSBYVILLE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8-22T00:00:00">
            <text:p>8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RNSBYVILLE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HORNSBYVILLE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9-02T00:00:00">
            <text:p>9/2/2005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HORNSBYVILLE ROAD </text:p>
          </table:table-cell>
          <table:table-cell table:style-name="ce24" office:value-type="string">
            <text:p>HORNSBYVILLE</text:p>
          </table:table-cell>
        </table:table-row>
        <table:table-row table:style-name="ro2">
          <table:table-cell table:style-name="ce22" office:value-type="date" office:date-value="2005-11-06T00:00:00">
            <text:p>11/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ORNSBYVILLE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11-18T00:00:00">
            <text:p>11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RNSBYVILLE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HORNSBYVILLE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HIT AND RUN -PROPERTY DAMAGE </text:p>
          </table:table-cell>
          <table:table-cell table:style-name="ce21" office:value-type="string">
            <text:p>HORNSBYVILLE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HORNSBYVILLE ROAD &amp; MELODY LANE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HORNSBYVILLE ROAD &amp; MELODY LANE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1-12T00:00:00">
            <text:p>1/12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02-07T00:00:00">
            <text:p>2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05-17T00:00:00">
            <text:p>5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11-25T00:00:00">
            <text:p>11/25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HUDGINS FARM DRIVE </text:p>
          </table:table-cell>
          <table:table-cell table:style-name="ce21" office:value-type="string">
            <text:p>GRAFTON BRANCH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IBIS PLACE </text:p>
          </table:table-cell>
          <table:table-cell table:style-name="ce21" office:value-type="string">
            <text:p>LAKES AT DARE, THE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IBIS PLACE </text:p>
          </table:table-cell>
          <table:table-cell table:style-name="ce21" office:value-type="string">
            <text:p>LAKES AT DARE, THE</text:p>
          </table:table-cell>
        </table:table-row>
        <table:table-row table:style-name="ro2">
          <table:table-cell table:style-name="ce22" office:value-type="date" office:date-value="2005-04-09T00:00:00">
            <text:p>4/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ILEX DRIVE 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2" office:value-type="date" office:date-value="2005-05-28T00:00:00">
            <text:p>5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LEX DRIVE 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ILEX DRIVE 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LEX DRIVE 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2" office:value-type="date" office:date-value="2005-10-23T00:00:00">
            <text:p>10/2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ILEX DRIVE </text:p>
          </table:table-cell>
          <table:table-cell table:style-name="ce21" office:value-type="string">
            <text:p>ILEX ACRES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THREATS OF DEATH OR BODILY INJURY BY LETTER </text:p>
          </table:table-cell>
          <table:table-cell table:style-name="ce21" office:value-type="string">
            <text:p>JARA LANE 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JENKINS COURT </text:p>
          </table:table-cell>
          <table:table-cell table:style-name="ce21" office:value-type="string">
            <text:p>HIGHLANDS, THE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JERNIGAN LANE </text:p>
          </table:table-cell>
          <table:table-cell table:style-name="ce21" office:value-type="string">
            <text:p>SHIPS POINT LANDING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JERNIGAN LANE </text:p>
          </table:table-cell>
          <table:table-cell table:style-name="ce21" office:value-type="string">
            <text:p>SHIPS POINT LANDING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JERNIGAN LANE </text:p>
          </table:table-cell>
          <table:table-cell table:style-name="ce21" office:value-type="string">
            <text:p>SHIPS POINT LANDING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JERNIGAN LANE </text:p>
          </table:table-cell>
          <table:table-cell table:style-name="ce21" office:value-type="string">
            <text:p>SHIPS POINT LANDING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JERNIGAN LANE </text:p>
          </table:table-cell>
          <table:table-cell table:style-name="ce21" office:value-type="string">
            <text:p>SHIPS POINT LANDING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JERNIGAN LANE </text:p>
          </table:table-cell>
          <table:table-cell table:style-name="ce21" office:value-type="string">
            <text:p>SHIPS POINT LANDING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JERNIGAN LANE </text:p>
          </table:table-cell>
          <table:table-cell table:style-name="ce21" office:value-type="string">
            <text:p>SHIPS POINT LANDING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JOEL LANE </text:p>
          </table:table-cell>
          <table:table-cell table:style-name="ce21" office:value-type="string">
            <text:p>CASTELLOW HEIGHTS</text:p>
          </table:table-cell>
        </table:table-row>
        <table:table-row table:style-name="ro2">
          <table:table-cell table:style-name="ce22" office:value-type="date" office:date-value="2005-06-28T00:00:00">
            <text:p>6/28/2005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JOEL LANE </text:p>
          </table:table-cell>
          <table:table-cell table:style-name="ce21" office:value-type="string">
            <text:p>CASTELLOW HEIGHTS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OHN CARL DRIVE </text:p>
          </table:table-cell>
          <table:table-cell table:style-name="ce21" office:value-type="string">
            <text:p>PROSPECT PARK</text:p>
          </table:table-cell>
        </table:table-row>
        <table:table-row table:style-name="ro2">
          <table:table-cell table:style-name="ce22" office:value-type="date" office:date-value="2005-06-25T00:00:00">
            <text:p>6/2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OHN CARL DRIVE </text:p>
          </table:table-cell>
          <table:table-cell table:style-name="ce21" office:value-type="string">
            <text:p>PROSPECT PARK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DITH CIRCLE </text:p>
          </table:table-cell>
          <table:table-cell table:style-name="ce21" office:value-type="string">
            <text:p>FAISON GREEN</text:p>
          </table:table-cell>
        </table:table-row>
        <table:table-row table:style-name="ro2">
          <table:table-cell table:style-name="ce22" office:value-type="date" office:date-value="2005-08-04T00:00:00">
            <text:p>8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STIC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JUSTIC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0-26T00:00:00">
            <text:p>10/26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JUSTIC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0-26T00:00:00">
            <text:p>10/2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JUSTIC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STIC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KARLEY PLACE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ARLEY PLACE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5-11T00:00:00">
            <text:p>5/11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KENMAR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KENMAR DRIVE </text:p>
          </table:table-cell>
          <table:table-cell table:style-name="ce21" office:value-type="string">
            <text:p>BRANDYWINE</text:p>
          </table:table-cell>
        </table:table-row>
        <table:table-row table:style-name="ro2">
          <table:table-cell table:style-name="ce22" office:value-type="date" office:date-value="2005-08-20T00:00:00">
            <text:p>8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EY CIRCLE </text:p>
          </table:table-cell>
          <table:table-cell table:style-name="ce21" office:value-type="string">
            <text:p>IRA-CHURCHVILLE ESTATES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MBERLY COURT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KIMBERLY COURT </text:p>
          </table:table-cell>
          <table:table-cell table:style-name="ce21" office:value-type="string">
            <text:p>LEES VILLAGE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INGSBRIDGE LANE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10-03T00:00:00">
            <text:p>10/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KINGSBRIDGE LANE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NGSBRIDGE LANE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TTY DRIVE </text:p>
          </table:table-cell>
          <table:table-cell table:style-name="ce21" office:value-type="string">
            <text:p>COVE HOMES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07T00:00:00">
            <text:p>1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17T00:00:00">
            <text:p>7/1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LAKESIDE DRIVE &amp; BAILEY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17T00:00:00">
            <text:p>7/17/200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LAKESIDE DRIVE &amp; BAILEY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17T00:00:00">
            <text:p>7/17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LAKESIDE DRIVE &amp; BAILEY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11T00:00:00">
            <text:p>7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SIDE VILLAGE IN DENBIGH BLVD 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VIEW DRIVE 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2" office:value-type="date" office:date-value="2005-01-17T00:00:00">
            <text:p>1/17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LAMBS CREEK DRIVE </text:p>
          </table:table-cell>
          <table:table-cell table:style-name="ce21" office:value-type="string">
            <text:p>LAMBS CREEK ESTATES</text:p>
          </table:table-cell>
        </table:table-row>
        <table:table-row table:style-name="ro2">
          <table:table-cell table:style-name="ce22" office:value-type="date" office:date-value="2005-09-19T00:00:00">
            <text:p>9/1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RCHWOO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ARKIN RUN </text:p>
          </table:table-cell>
          <table:table-cell table:style-name="ce21" office:value-type="string">
            <text:p>LARKIN WOODS</text:p>
          </table:table-cell>
        </table:table-row>
        <table:table-row table:style-name="ro2">
          <table:table-cell table:style-name="ce22" office:value-type="date" office:date-value="2005-04-24T00:00:00">
            <text:p>4/2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RKIN RUN </text:p>
          </table:table-cell>
          <table:table-cell table:style-name="ce21" office:value-type="string">
            <text:p>LARKIN WOODS</text:p>
          </table:table-cell>
        </table:table-row>
        <table:table-row table:style-name="ro2">
          <table:table-cell table:style-name="ce22" office:value-type="date" office:date-value="2005-01-18T00:00:00">
            <text:p>1/1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AUREL PATH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8-03T00:00:00">
            <text:p>8/3/2005</text:p>
          </table:table-cell>
          <table:table-cell table:style-name="ce21" office:value-type="string">
            <text:p>TAKING INDECENT LIBERTIES WITH CHILD </text:p>
          </table:table-cell>
          <table:table-cell table:style-name="ce21" office:value-type="string">
            <text:p>LEVELFIELD PARK 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NDSAY LANDING LAN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26T00:00:00">
            <text:p>1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NDSAY LANDING LAN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LINDSAY LANDING LAN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LINDSAY LANDING LAN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NK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NK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02-18T00:00:00">
            <text:p>2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BLOLLY DRIVE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LOBLOLLY DRIVE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OBLOLLY DRIVE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LOBLOLLY DRIVE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LOBLOLLY DRIVE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BLOLLY DRIVE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BLOLLY DRIVE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WOOD CIRCLE </text:p>
          </table:table-cell>
          <table:table-cell table:style-name="ce21" office:value-type="string">
            <text:p>LAKESIDE FOREST</text:p>
          </table:table-cell>
        </table:table-row>
        <table:table-row table:style-name="ro2">
          <table:table-cell table:style-name="ce22" office:value-type="date" office:date-value="2005-01-01T00:00:00">
            <text:p>1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OKOUT POINT 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RNA DOONE DRIVE 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2" office:value-type="date" office:date-value="2005-01-03T00:00:00">
            <text:p>1/3/2005</text:p>
          </table:table-cell>
          <table:table-cell table:style-name="ce21" office:value-type="string">
            <text:p>THREATS TO BOMB OR DAMAGE BUILDING </text:p>
          </table:table-cell>
          <table:table-cell table:style-name="ce21" office:value-type="string">
            <text:p>LORNA DOONE DRIVE 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RNA DOONE DRIVE 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RNA DOONE DRIVE 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ORNA DOONE DRIVE 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RNA DOONE DRIVE </text:p>
          </table:table-cell>
          <table:table-cell table:style-name="ce21" office:value-type="string">
            <text:p>DEVONSHIRE</text:p>
          </table:table-cell>
        </table:table-row>
        <table:table-row table:style-name="ro2">
          <table:table-cell table:style-name="ce22" office:value-type="date" office:date-value="2005-09-23T00:00:00">
            <text:p>9/2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OTZ DRIVE 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2" office:value-type="date" office:date-value="2005-09-30T00:00:00">
            <text:p>9/30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LOTZ DRIVE </text:p>
          </table:table-cell>
          <table:table-cell table:style-name="ce21" office:value-type="string">
            <text:p>ACREE ACRES</text:p>
          </table:table-cell>
        </table:table-row>
        <table:table-row table:style-name="ro2">
          <table:table-cell table:style-name="ce22" office:value-type="date" office:date-value="2005-12-31T00:00:00">
            <text:p>12/31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LYNNS WAY </text:p>
          </table:table-cell>
          <table:table-cell table:style-name="ce21" office:value-type="string">
            <text:p>COOPERS LANDING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DISON COURT </text:p>
          </table:table-cell>
          <table:table-cell table:style-name="ce21" office:value-type="string">
            <text:p>SETTLERS CROSSING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ALLARD LANE 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MANCHESTER WAY </text:p>
          </table:table-cell>
          <table:table-cell table:style-name="ce21" office:value-type="string">
            <text:p>WOOD TOWNE QUARTERS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ARL RAVINE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ARL RAVINE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4-18T00:00:00">
            <text:p>4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L RAVINE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ARL RAVINE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L RAVINE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L RAVINE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7-02T00:00:00">
            <text:p>7/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RL RAVINE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PASSING A STOPPED SCHOOL BUS </text:p>
          </table:table-cell>
          <table:table-cell table:style-name="ce21" office:value-type="string">
            <text:p>MARLBANK DRIVE </text:p>
          </table:table-cell>
          <table:table-cell table:style-name="ce21" office:value-type="string">
            <text:p>MARLBANK DRIVE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ARLBANK DRIVE </text:p>
          </table:table-cell>
          <table:table-cell table:style-name="ce21" office:value-type="string">
            <text:p>MARLBANK DRIVE</text:p>
          </table:table-cell>
        </table:table-row>
        <table:table-row table:style-name="ro2">
          <table:table-cell table:style-name="ce22" office:value-type="date" office:date-value="2005-08-03T00:00:00">
            <text:p>8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LBANK DRIVE </text:p>
          </table:table-cell>
          <table:table-cell table:style-name="ce21" office:value-type="string">
            <text:p>MARLBANK DRIVE</text:p>
          </table:table-cell>
        </table:table-row>
        <table:table-row table:style-name="ro2">
          <table:table-cell table:style-name="ce22" office:value-type="date" office:date-value="2005-08-03T00:00:00">
            <text:p>8/3/2005</text:p>
          </table:table-cell>
          <table:table-cell table:style-name="ce21" office:value-type="string">
            <text:p>SHOOT OR THROW MISSILES AT OCCUPIED VEHICLES </text:p>
          </table:table-cell>
          <table:table-cell table:style-name="ce21" office:value-type="string">
            <text:p>MARLBANK DRIVE </text:p>
          </table:table-cell>
          <table:table-cell table:style-name="ce21" office:value-type="string">
            <text:p>MARLBANK DRIVE</text:p>
          </table:table-cell>
        </table:table-row>
        <table:table-row table:style-name="ro2">
          <table:table-cell table:style-name="ce22" office:value-type="date" office:date-value="2005-11-27T00:00:00">
            <text:p>11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RLBANK DRIVE </text:p>
          </table:table-cell>
          <table:table-cell table:style-name="ce21" office:value-type="string">
            <text:p>MARLBANK DRIVE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ADOWFIELD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7-28T00:00:00">
            <text:p>7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ADOWFIELD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EADOWFIELD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ADOWFIELD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12-31T00:00:00">
            <text:p>12/3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EADOWFIELD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12-31T00:00:00">
            <text:p>12/3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ADOWFIELD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ADOWLAKE ROAD SUSAN NEWTON LANE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EADOWVIEW DRIVE </text:p>
          </table:table-cell>
          <table:table-cell table:style-name="ce21" office:value-type="string">
            <text:p>MEADOWVIEW ANNEX</text:p>
          </table:table-cell>
        </table:table-row>
        <table:table-row table:style-name="ro2">
          <table:table-cell table:style-name="ce22" office:value-type="date" office:date-value="2005-07-21T00:00:00">
            <text:p>7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IDDLE ROAD </text:p>
          </table:table-cell>
          <table:table-cell table:style-name="ce21" office:value-type="string">
            <text:p>DANDY</text:p>
          </table:table-cell>
        </table:table-row>
        <table:table-row table:style-name="ro2">
          <table:table-cell table:style-name="ce22" office:value-type="date" office:date-value="2005-02-10T00:00:00">
            <text:p>2/10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MILL LANE 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ILL LANE 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2" office:value-type="date" office:date-value="2005-07-13T00:00:00">
            <text:p>7/13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MILL LANE 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2" office:value-type="date" office:date-value="2005-07-15T00:00:00">
            <text:p>7/15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ILL LANE 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ILL LANE 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MILL LANE 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MILL LANE 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ILL LANE 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ILL LANE </text:p>
          </table:table-cell>
          <table:table-cell table:style-name="ce21" office:value-type="string">
            <text:p>HARWOOD MILL</text:p>
          </table:table-cell>
        </table:table-row>
        <table:table-row table:style-name="ro2">
          <table:table-cell table:style-name="ce22" office:value-type="date" office:date-value="2005-01-29T00:00:00">
            <text:p>1/2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ILLSIDE WAY </text:p>
          </table:table-cell>
          <table:table-cell table:style-name="ce21" office:value-type="string">
            <text:p>MILLSIDE</text:p>
          </table:table-cell>
        </table:table-row>
        <table:table-row table:style-name="ro2">
          <table:table-cell table:style-name="ce22" office:value-type="date" office:date-value="2005-06-12T00:00:00">
            <text:p>6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ILLSIDE WAY </text:p>
          </table:table-cell>
          <table:table-cell table:style-name="ce21" office:value-type="string">
            <text:p>MILLSIDE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ONARCH GLADE </text:p>
          </table:table-cell>
          <table:table-cell table:style-name="ce21" office:value-type="string">
            <text:p>GRAFTON WOODS</text:p>
          </table:table-cell>
        </table:table-row>
        <table:table-row table:style-name="ro2">
          <table:table-cell table:style-name="ce22" office:value-type="date" office:date-value="2005-02-02T00:00:00">
            <text:p>2/2/2005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NELSON DISTRICT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NELSON DISTRICT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2-21T00:00:00">
            <text:p>2/2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NELSON DISTRICT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ISTRICT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NORTH CONSTITUTION DRIVE </text:p>
          </table:table-cell>
          <table:table-cell table:style-name="ce21" office:value-type="string">
            <text:p>DARE PROFESSIONAL PARK</text:p>
          </table:table-cell>
        </table:table-row>
        <table:table-row table:style-name="ro2">
          <table:table-cell table:style-name="ce22" office:value-type="date" office:date-value="2005-04-14T00:00:00">
            <text:p>4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NORTH CONSTITUTION DRIVE </text:p>
          </table:table-cell>
          <table:table-cell table:style-name="ce21" office:value-type="string">
            <text:p>DARE PROFESSIONAL PARK</text:p>
          </table:table-cell>
        </table:table-row>
        <table:table-row table:style-name="ro2">
          <table:table-cell table:style-name="ce22" office:value-type="date" office:date-value="2005-07-31T00:00:00">
            <text:p>7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ORTH BEACH ROAD </text:p>
          </table:table-cell>
          <table:table-cell table:style-name="ce21" office:value-type="string">
            <text:p>WATERVIEW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NORTH CONSTITUTION DRIVE </text:p>
          </table:table-cell>
          <table:table-cell table:style-name="ce21" office:value-type="string">
            <text:p>DARE PROFESSIONAL PARK</text:p>
          </table:table-cell>
        </table:table-row>
        <table:table-row table:style-name="ro2">
          <table:table-cell table:style-name="ce22" office:value-type="date" office:date-value="2005-11-24T00:00:00">
            <text:p>11/2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ORTH JOSHUAS WAY </text:p>
          </table:table-cell>
          <table:table-cell table:style-name="ce21" office:value-type="string">
            <text:p>JACOBS SPRINGS</text:p>
          </table:table-cell>
        </table:table-row>
        <table:table-row table:style-name="ro2">
          <table:table-cell table:style-name="ce22" office:value-type="date" office:date-value="2005-12-19T00:00:00">
            <text:p>12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ORTH JOSHUAS WAY </text:p>
          </table:table-cell>
          <table:table-cell table:style-name="ce21" office:value-type="string">
            <text:p>JACOBS SPRINGS</text:p>
          </table:table-cell>
        </table:table-row>
        <table:table-row table:style-name="ro2">
          <table:table-cell table:style-name="ce22" office:value-type="date" office:date-value="2005-05-13T00:00:00">
            <text:p>5/13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NORTH SCHOOL LANE 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NORTH SCHOOL LANE </text:p>
          </table:table-cell>
          <table:table-cell table:style-name="ce21" office:value-type="string">
            <text:p>HARWOOD HEIGHTS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DARE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OLD DARE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OLD DARE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DAMAGE PROPERTY, PUBLIC </text:p>
          </table:table-cell>
          <table:table-cell table:style-name="ce21" office:value-type="string">
            <text:p>OLD DARE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DARE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DARE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DOMINIO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7-10T00:00:00">
            <text:p>7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DOMINIO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OLD DOMINIO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OLD DOMINIO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OLD DOMINIO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9-11T00:00:00">
            <text:p>9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DOMINIO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DOMINIO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DOMINIO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11-29T00:00:00">
            <text:p>11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DOMINIO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12-09T00:00:00">
            <text:p>12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DOMINION ROA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04T00:00:00">
            <text:p>7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7-05T00:00:00">
            <text:p>7/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LAKESIDE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LANDING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2-27T00:00:00">
            <text:p>2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LANDING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3-05T00:00:00">
            <text:p>3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LANDING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4-30T00:00:00">
            <text:p>4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LANDING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OLD LANDING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OLD LANDING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LANDING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LANDING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8-11T00:00:00">
            <text:p>8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LANDING ROAD </text:p>
          </table:table-cell>
          <table:table-cell table:style-name="ce21" office:value-type="string">
            <text:p>MARLBANK FARM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OLD RAILWAY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RAILWAY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OLD RAILWAY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2" office:value-type="date" office:date-value="2005-01-23T00:00:00">
            <text:p>1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ORMLEY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4-25T00:00:00">
            <text:p>4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ORMLEY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5-30T00:00:00">
            <text:p>5/3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ORMLEY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LD WORMLEY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6-01T00:00:00">
            <text:p>6/1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OLD WORMLEY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OLD WORMLEY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WORMLEY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0-06T00:00:00">
            <text:p>10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ORMLEY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2-08T00:00:00">
            <text:p>12/8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OLD WORMLEY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SPREY PONT </text:p>
          </table:table-cell>
          <table:table-cell table:style-name="ce21" office:value-type="string">
            <text:p>MARLBANK COVE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ADISE POINT ROAD </text:p>
          </table:table-cell>
          <table:table-cell table:style-name="ce21" office:value-type="string">
            <text:p>VILLAGE GREEN</text:p>
          </table:table-cell>
        </table:table-row>
        <table:table-row table:style-name="ro2">
          <table:table-cell table:style-name="ce22" office:value-type="date" office:date-value="2005-07-09T00:00:00">
            <text:p>7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ATRICKS CREEK ROA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TRIOT SQUARE 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NNY LANE </text:p>
          </table:table-cell>
          <table:table-cell table:style-name="ce21" office:value-type="string">
            <text:p>GLEN LAUREL</text:p>
          </table:table-cell>
        </table:table-row>
        <table:table-row table:style-name="ro2"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RITH CROSSING </text:p>
          </table:table-cell>
          <table:table-cell table:style-name="ce21" office:value-type="string">
            <text:p>SCOTCH TOM WOODS</text:p>
          </table:table-cell>
        </table:table-row>
        <table:table-row table:style-name="ro2">
          <table:table-cell table:style-name="ce22" office:value-type="date" office:date-value="2005-06-10T00:00:00">
            <text:p>6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RITH CROSSING </text:p>
          </table:table-cell>
          <table:table-cell table:style-name="ce21" office:value-type="string">
            <text:p>SCOTCH TOM WOODS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RITH CROSSING </text:p>
          </table:table-cell>
          <table:table-cell table:style-name="ce21" office:value-type="string">
            <text:p>SCOTCH TOM WOODS</text:p>
          </table:table-cell>
        </table:table-row>
        <table:table-row table:style-name="ro2">
          <table:table-cell table:style-name="ce22" office:value-type="date" office:date-value="2005-01-24T00:00:00">
            <text:p>1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2-16T00:00:00">
            <text:p>2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2-21T00:00:00">
            <text:p>2/2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2-23T00:00:00">
            <text:p>2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4-08T00:00:00">
            <text:p>4/8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5-26T00:00:00">
            <text:p>5/26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6-03T00:00:00">
            <text:p>6/3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6-07T00:00:00">
            <text:p>6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0-05T00:00:00">
            <text:p>10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0-12T00:00:00">
            <text:p>10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2-14T00:00:00">
            <text:p>12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ICCADILLY LOOP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1-13T00:00:00">
            <text:p>1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Y POINT ROAD 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Y POINT ROAD </text:p>
          </table:table-cell>
          <table:table-cell table:style-name="ce21" office:value-type="string">
            <text:p>PINEY POINT ESTATES</text:p>
          </table:table-cell>
        </table:table-row>
        <table:table-row table:style-name="ro2">
          <table:table-cell table:style-name="ce22" office:value-type="date" office:date-value="2005-05-19T00:00:00">
            <text:p>5/19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PIONEER LANE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05-19T00:00:00">
            <text:p>5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ONEER LANE AND ASPEN BOULEVARD </text:p>
          </table:table-cell>
          <table:table-cell table:style-name="ce21" office:value-type="string">
            <text:p>EDGEHILL</text:p>
          </table:table-cell>
        </table:table-row>
        <table:table-row table:style-name="ro2">
          <table:table-cell table:style-name="ce22" office:value-type="date" office:date-value="2005-10-24T00:00:00">
            <text:p>10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ND VIEW </text:p>
          </table:table-cell>
          <table:table-cell table:style-name="ce21" office:value-type="string">
            <text:p>RAINBROOK VILLAS</text:p>
          </table:table-cell>
        </table:table-row>
        <table:table-row table:style-name="ro2">
          <table:table-cell table:style-name="ce22" office:value-type="date" office:date-value="2005-02-09T00:00:00">
            <text:p>2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2-10T00:00:00">
            <text:p>2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6-28T00:00:00">
            <text:p>6/28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8-12T00:00:00">
            <text:p>8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9-22T00:00:00">
            <text:p>9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9-25T00:00:00">
            <text:p>9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0-15T00:00:00">
            <text:p>10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1-17T00:00:00">
            <text:p>11/17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2-17T00:00:00">
            <text:p>12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PREAMBLE LANE </text:p>
          </table:table-cell>
          <table:table-cell table:style-name="ce21" office:value-type="string">
            <text:p>GRAFTON STATION</text:p>
          </table:table-cell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RODUCTION DRIVE </text:p>
          </table:table-cell>
          <table:table-cell table:style-name="ce21" office:value-type="string">
            <text:p>BETHEL INDUSTRIAL PARK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AIL ROAD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09-08T00:00:00">
            <text:p>9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QUAIL ROAD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QUAIL ROAD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12-29T00:00:00">
            <text:p>12/29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QUAIL ROAD </text:p>
          </table:table-cell>
          <table:table-cell table:style-name="ce21" office:value-type="string">
            <text:p>QUAIL HOLLOW</text:p>
          </table:table-cell>
        </table:table-row>
        <table:table-row table:style-name="ro2">
          <table:table-cell table:style-name="ce22" office:value-type="date" office:date-value="2005-01-02T00:00:00">
            <text:p>1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EST COURT </text:p>
          </table:table-cell>
          <table:table-cell table:style-name="ce21" office:value-type="string">
            <text:p>PROSPECT PARK</text:p>
          </table:table-cell>
        </table:table-row>
        <table:table-row table:style-name="ro2">
          <table:table-cell table:style-name="ce22" office:value-type="date" office:date-value="2005-04-09T00:00:00">
            <text:p>4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EST COURT </text:p>
          </table:table-cell>
          <table:table-cell table:style-name="ce21" office:value-type="string">
            <text:p>PROSPECT PARK</text:p>
          </table:table-cell>
        </table:table-row>
        <table:table-row table:style-name="ro2">
          <table:table-cell table:style-name="ce22" office:value-type="date" office:date-value="2005-06-19T00:00:00">
            <text:p>6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EST COURT </text:p>
          </table:table-cell>
          <table:table-cell table:style-name="ce21" office:value-type="string">
            <text:p>PROSPECT PARK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EST COURT </text:p>
          </table:table-cell>
          <table:table-cell table:style-name="ce21" office:value-type="string">
            <text:p>PROSPECT PARK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EST COURT </text:p>
          </table:table-cell>
          <table:table-cell table:style-name="ce21" office:value-type="string">
            <text:p>PROSPECT PARK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QUEST COURT </text:p>
          </table:table-cell>
          <table:table-cell table:style-name="ce21" office:value-type="string">
            <text:p>PROSPECT PARK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AILWAY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05-23T00:00:00">
            <text:p>5/2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AILWAY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05-28T00:00:00">
            <text:p>5/2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AILWAY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05-29T00:00:00">
            <text:p>5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AILWAY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05-29T00:00:00">
            <text:p>5/29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AILWAY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RAILWAY ROAD </text:p>
          </table:table-cell>
          <table:table-cell table:style-name="ce21" office:value-type="string">
            <text:p>DARE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AINBROOK WAY </text:p>
          </table:table-cell>
          <table:table-cell table:style-name="ce21" office:value-type="string">
            <text:p>RAINBROOK VILLAS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RANDOLPH STREET </text:p>
          </table:table-cell>
          <table:table-cell table:style-name="ce21" office:value-type="string">
            <text:p>SETTLERS CROSSING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REDOUBT ROAD </text:p>
          </table:table-cell>
          <table:table-cell table:style-name="ce21" office:value-type="string">
            <text:p>VICTORY INDUSTRIAL PARK</text:p>
          </table:table-cell>
        </table:table-row>
        <table:table-row table:style-name="ro2">
          <table:table-cell table:style-name="ce22" office:value-type="date" office:date-value="2005-03-01T00:00:00">
            <text:p>3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EDOUBT ROAD </text:p>
          </table:table-cell>
          <table:table-cell table:style-name="ce21" office:value-type="string">
            <text:p>VICTORY INDUSTRIAL PARK</text:p>
          </table:table-cell>
        </table:table-row>
        <table:table-row table:style-name="ro2">
          <table:table-cell table:style-name="ce22" office:value-type="date" office:date-value="2005-04-20T00:00:00">
            <text:p>4/20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EDOUBT ROAD </text:p>
          </table:table-cell>
          <table:table-cell table:style-name="ce21" office:value-type="string">
            <text:p>VICTORY INDUSTRIAL PARK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ESOLUTION DRIVE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ESOLUTION DRIVE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ESOLUTION DRIVE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ESOLUTION DRIVE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11-25T00:00:00">
            <text:p>11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ESOLUTION DRIVE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ESOLUTION DRIVE, 50` WEST OF </text:p>
          </table:table-cell>
          <table:table-cell table:style-name="ce21" office:value-type="string">
            <text:p>YORK CROSSING</text:p>
          </table:table-cell>
        </table:table-row>
        <table:table-row table:style-name="ro2">
          <table:table-cell table:style-name="ce22" office:value-type="date" office:date-value="2005-05-05T00:00:00">
            <text:p>5/5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RICHNECK ROA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RICHNECK ROAD &amp; 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8-08T00:00:00">
            <text:p>8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NECK ROAD &amp; FORT EUSTIS BOULEVARD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RICHNECK ROAD &amp; NEWPORT NEWS LINE </text:p>
          </table:table-cell>
          <table:table-cell table:style-name="ce21" office:value-type="string">
            <text:p>DENBIGH EAST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IVERSIDE DRIVE </text:p>
          </table:table-cell>
          <table:table-cell table:style-name="ce21" office:value-type="string">
            <text:p>MEADOWBROOK PARK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VERSIDE DRIVE </text:p>
          </table:table-cell>
          <table:table-cell table:style-name="ce21" office:value-type="string">
            <text:p>MEADOWBROOK PARK</text:p>
          </table:table-cell>
        </table:table-row>
        <table:table-row table:style-name="ro2">
          <table:table-cell table:style-name="ce22" office:value-type="date" office:date-value="2005-07-22T00:00:00">
            <text:p>7/22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RIVERSIDE DRIVE </text:p>
          </table:table-cell>
          <table:table-cell table:style-name="ce21" office:value-type="string">
            <text:p>MEADOWBROOK PARK</text:p>
          </table:table-cell>
        </table:table-row>
        <table:table-row table:style-name="ro2">
          <table:table-cell table:style-name="ce22" office:value-type="date" office:date-value="2005-04-22T00:00:00">
            <text:p>4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ANNA DRIVE 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ROCKY ROAD </text:p>
          </table:table-cell>
          <table:table-cell table:style-name="ce21" office:value-type="string">
            <text:p>HORNSBYVILLE</text:p>
          </table:table-cell>
        </table:table-row>
        <table:table-row table:style-name="ro2">
          <table:table-cell table:style-name="ce22" office:value-type="date" office:date-value="2005-03-13T00:00:00">
            <text:p>3/13/2005</text:p>
          </table:table-cell>
          <table:table-cell table:style-name="ce21" office:value-type="string">
            <text:p>TAMPERING WITH US MAIL </text:p>
          </table:table-cell>
          <table:table-cell table:style-name="ce21" office:value-type="string">
            <text:p>ROLLINS WAY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3-26T00:00:00">
            <text:p>3/26/2005</text:p>
          </table:table-cell>
          <table:table-cell table:style-name="ce21" office:value-type="string">
            <text:p>TAMPERING WITH US MAIL </text:p>
          </table:table-cell>
          <table:table-cell table:style-name="ce21" office:value-type="string">
            <text:p>ROLLINS WAY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8-04T00:00:00">
            <text:p>8/4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ROLLINS WAY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SEWOOD LANE </text:p>
          </table:table-cell>
          <table:table-cell table:style-name="ce21" office:value-type="string">
            <text:p>ROSEWOOD PLACE</text:p>
          </table:table-cell>
        </table:table-row>
        <table:table-row table:style-name="ro2">
          <table:table-cell table:style-name="ce22" office:value-type="date" office:date-value="2005-11-25T00:00:00">
            <text:p>11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NAWAY LANE 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UNNING CEDAR COURT </text:p>
          </table:table-cell>
        </table:table-row>
        <table:table-row table:style-name="ro2">
          <table:table-cell table:style-name="ce22" office:value-type="date" office:date-value="2005-04-15T00:00:00">
            <text:p>4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NING CEDAR COURT 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UNNING CEDAR COURT 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UNNING CEDAR COURT 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NING CEDAR COURT </text:p>
          </table:table-cell>
        </table:table-row>
        <table:table-row table:style-name="ro2">
          <table:table-cell table:style-name="ce22" office:value-type="date" office:date-value="2005-06-09T00:00:00">
            <text:p>6/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USTLING OAK RIDGE </text:p>
          </table:table-cell>
        </table:table-row>
        <table:table-row table:style-name="ro2">
          <table:table-cell table:style-name="ce22" office:value-type="date" office:date-value="2005-12-03T00:00:00">
            <text:p>12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STLING OAK RIDGE 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NDBOX LANE 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ANDBOX LANE </text:p>
          </table:table-cell>
        </table:table-row>
        <table:table-row table:style-name="ro2">
          <table:table-cell table:style-name="ce22" office:value-type="date" office:date-value="2005-03-07T00:00:00">
            <text:p>3/7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ANDBOX LANE </text:p>
          </table:table-cell>
        </table:table-row>
        <table:table-row table:style-name="ro2">
          <table:table-cell table:style-name="ce22" office:value-type="date" office:date-value="2005-12-15T00:00:00">
            <text:p>12/15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SAWGRASS TURN </text:p>
          </table:table-cell>
        </table:table-row>
        <table:table-row table:style-name="ro2">
          <table:table-cell table:style-name="ce22" office:value-type="date" office:date-value="2005-12-15T00:00:00">
            <text:p>12/1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WGRASS TURN 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COTCH TOM WAY </text:p>
          </table:table-cell>
        </table:table-row>
        <table:table-row table:style-name="ro2">
          <table:table-cell table:style-name="ce22" office:value-type="date" office:date-value="2005-09-23T00:00:00">
            <text:p>9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OTCH TOM WAY 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2-19T00:00:00">
            <text:p>2/1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3-19T00:00:00">
            <text:p>3/1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TRESPASS ON CHURCH OR SCHOOL PROPERTY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5-08T00:00:00">
            <text:p>5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07T00:00:00">
            <text:p>7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08T00:00:00">
            <text:p>7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08T00:00:00">
            <text:p>7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12T00:00:00">
            <text:p>7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29T00:00:00">
            <text:p>7/2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POSSESSION OF BURGLARY TOOLS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TRESPASS ON CHURCH OR SCHOOL PROPERTY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8-18T00:00:00">
            <text:p>8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11-16T00:00:00">
            <text:p>11/1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1-28T00:00:00">
            <text:p>1/2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EAFORD ROAD &amp; GOODWIN NECK ROAD </text:p>
          </table:table-cell>
        </table:table-row>
        <table:table-row table:style-name="ro2">
          <table:table-cell table:style-name="ce22" office:value-type="date" office:date-value="2005-01-15T00:00:00">
            <text:p>1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AND ROBANNA DRIVE </text:p>
          </table:table-cell>
        </table:table-row>
        <table:table-row table:style-name="ro2">
          <table:table-cell table:style-name="ce22" office:value-type="date" office:date-value="2005-01-21T00:00:00">
            <text:p>1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IGE LANE </text:p>
          </table:table-cell>
        </table:table-row>
        <table:table-row table:style-name="ro2">
          <table:table-cell table:style-name="ce22" office:value-type="date" office:date-value="2005-06-10T00:00:00">
            <text:p>6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IGE LANE 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IGE LANE 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NTRY CIRCLE </text:p>
          </table:table-cell>
        </table:table-row>
        <table:table-row table:style-name="ro2">
          <table:table-cell table:style-name="ce22" office:value-type="date" office:date-value="2005-04-10T00:00:00">
            <text:p>4/10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HIRLEY ROAD 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IRLEY ROAD 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HIRLEY ROAD 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IRLEY ROAD </text:p>
          </table:table-cell>
        </table:table-row>
        <table:table-row table:style-name="ro2">
          <table:table-cell table:style-name="ce22" office:value-type="date" office:date-value="2005-03-29T00:00:00">
            <text:p>3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6-25T00:00:00">
            <text:p>6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8-06T00:00:00">
            <text:p>8/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10-07T00:00:00">
            <text:p>10/7/2005</text:p>
          </table:table-cell>
          <table:table-cell table:style-name="ce21" office:value-type="string">
            <text:p>DISCHARGE FIREARM IN PUBLIC PLAC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</table:table-row>
        <table:table-row table:style-name="ro2">
          <table:table-cell table:style-name="ce22" office:value-type="date" office:date-value="2005-01-06T00:00:00">
            <text:p>1/6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SIEGE LANE </text:p>
          </table:table-cell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IMMONS DRIVE </text:p>
          </table:table-cell>
        </table:table-row>
        <table:table-row table:style-name="ro2">
          <table:table-cell table:style-name="ce22" office:value-type="date" office:date-value="2005-02-26T00:00:00">
            <text:p>2/2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IR JOHN WAY 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IR JOHN WAY 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R JOHN WAY </text:p>
          </table:table-cell>
        </table:table-row>
        <table:table-row table:style-name="ro2">
          <table:table-cell table:style-name="ce22" office:value-type="date" office:date-value="2005-01-22T00:00:00">
            <text:p>1/22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OLEBAY STREET </text:p>
          </table:table-cell>
        </table:table-row>
        <table:table-row table:style-name="ro2">
          <table:table-cell table:style-name="ce22" office:value-type="date" office:date-value="2005-01-22T00:00:00">
            <text:p>1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LEBAY STREET 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SOLEBAY STREET </text:p>
          </table:table-cell>
        </table:table-row>
        <table:table-row table:style-name="ro2">
          <table:table-cell table:style-name="ce22" office:value-type="date" office:date-value="2005-12-15T00:00:00">
            <text:p>12/1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OLEBAY STREET </text:p>
          </table:table-cell>
        </table:table-row>
        <table:table-row table:style-name="ro2">
          <table:table-cell table:style-name="ce22" office:value-type="date" office:date-value="2005-02-25T00:00:00">
            <text:p>2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UTH MAPLE ROAD 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2" office:value-type="date" office:date-value="2005-03-06T00:00:00">
            <text:p>3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UTH MAPLE ROAD 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UTH MAPLE ROAD 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2" office:value-type="date" office:date-value="2005-06-11T00:00:00">
            <text:p>6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UTH MAPLE ROAD 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2" office:value-type="date" office:date-value="2005-12-11T00:00:00">
            <text:p>12/1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OUTH MAPLE ROAD </text:p>
          </table:table-cell>
          <table:table-cell table:style-name="ce21" office:value-type="string">
            <text:p>KENTUCKY FARMS</text:p>
          </table:table-cell>
        </table:table-row>
        <table:table-row table:style-name="ro2">
          <table:table-cell table:style-name="ce22" office:value-type="date" office:date-value="2005-04-29T00:00:00">
            <text:p>4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UTH MARGARET COURT 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OUVERIAN LANDING </text:p>
          </table:table-cell>
        </table:table-row>
        <table:table-row table:style-name="ro2">
          <table:table-cell table:style-name="ce22" office:value-type="date" office:date-value="2005-06-08T00:00:00">
            <text:p>6/8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SOUVERIAN LANDING </text:p>
          </table:table-cell>
        </table:table-row>
        <table:table-row table:style-name="ro2">
          <table:table-cell table:style-name="ce22" office:value-type="date" office:date-value="2005-08-14T00:00:00">
            <text:p>8/1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PENCER LANE </text:p>
          </table:table-cell>
        </table:table-row>
        <table:table-row table:style-name="ro2">
          <table:table-cell table:style-name="ce22" office:value-type="date" office:date-value="2005-03-12T00:00:00">
            <text:p>3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EPHANIE LANE </text:p>
          </table:table-cell>
        </table:table-row>
        <table:table-row table:style-name="ro2">
          <table:table-cell table:style-name="ce22" office:value-type="date" office:date-value="2005-04-16T00:00:00">
            <text:p>4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EPHANIE LANE 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ILLWATER LANE </text:p>
          </table:table-cell>
        </table:table-row>
        <table:table-row table:style-name="ro2">
          <table:table-cell table:style-name="ce22" office:value-type="date" office:date-value="2005-03-20T00:00:00">
            <text:p>3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ILLWATER LANE </text:p>
          </table:table-cell>
        </table:table-row>
        <table:table-row table:style-name="ro2">
          <table:table-cell table:style-name="ce22" office:value-type="date" office:date-value="2005-06-04T00:00:00">
            <text:p>6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ILLWATER LANE 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ILLWATER LANE 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ULIK LANE </text:p>
          </table:table-cell>
        </table:table-row>
        <table:table-row table:style-name="ro2">
          <table:table-cell table:style-name="ce22" office:value-type="date" office:date-value="2005-04-30T00:00:00">
            <text:p>4/3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WAN TAVERN RISE </text:p>
          </table:table-cell>
        </table:table-row>
        <table:table-row table:style-name="ro2">
          <table:table-cell table:style-name="ce22" office:value-type="date" office:date-value="2005-03-28T00:00:00">
            <text:p>3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WEETBAY ARBOR </text:p>
          </table:table-cell>
        </table:table-row>
        <table:table-row table:style-name="ro2">
          <table:table-cell table:style-name="ce22" office:value-type="date" office:date-value="2005-06-05T00:00:00">
            <text:p>6/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ENTH STREET </text:p>
          </table:table-cell>
        </table:table-row>
        <table:table-row table:style-name="ro2">
          <table:table-cell table:style-name="ce22" office:value-type="date" office:date-value="2005-08-25T00:00:00">
            <text:p>8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ERN COURT </text:p>
          </table:table-cell>
        </table:table-row>
        <table:table-row table:style-name="ro2">
          <table:table-cell table:style-name="ce22" office:value-type="date" office:date-value="2005-09-13T00:00:00">
            <text:p>9/13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ERN COURT </text:p>
          </table:table-cell>
        </table:table-row>
        <table:table-row table:style-name="ro2">
          <table:table-cell table:style-name="ce22" office:value-type="date" office:date-value="2005-10-27T00:00:00">
            <text:p>10/2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ERREBONNE ROAD </text:p>
          </table:table-cell>
        </table:table-row>
        <table:table-row table:style-name="ro2">
          <table:table-cell table:style-name="ce22" office:value-type="date" office:date-value="2005-10-27T00:00:00">
            <text:p>10/27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ERREBONNE ROAD 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EWKESBURY QUAY </text:p>
          </table:table-cell>
        </table:table-row>
        <table:table-row table:style-name="ro2">
          <table:table-cell table:style-name="ce22" office:value-type="date" office:date-value="2005-06-28T00:00:00">
            <text:p>6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WKESBURY QUAY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HREE POINT COURT 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IDES RUN 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IDES RUN </text:p>
          </table:table-cell>
        </table:table-row>
        <table:table-row table:style-name="ro2">
          <table:table-cell table:style-name="ce22" office:value-type="date" office:date-value="2005-07-08T00:00:00">
            <text:p>7/8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IDES RUN 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TIDES RUN 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FORGERY BY CHECK </text:p>
          </table:table-cell>
          <table:table-cell table:style-name="ce21" office:value-type="string">
            <text:p>TIDES RUN 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IDES RUN 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DES RUN </text:p>
          </table:table-cell>
        </table:table-row>
        <table:table-row table:style-name="ro2">
          <table:table-cell table:style-name="ce22" office:value-type="date" office:date-value="2005-04-29T00:00:00">
            <text:p>4/2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IDES RUN &amp; OSPRAY POINT </text:p>
          </table:table-cell>
        </table:table-row>
        <table:table-row table:style-name="ro2">
          <table:table-cell table:style-name="ce22" office:value-type="date" office:date-value="2005-03-24T00:00:00">
            <text:p>3/2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REVOR TRACE </text:p>
          </table:table-cell>
        </table:table-row>
        <table:table-row table:style-name="ro2">
          <table:table-cell table:style-name="ce22" office:value-type="date" office:date-value="2005-02-03T00:00:00">
            <text:p>2/3/2005</text:p>
          </table:table-cell>
          <table:table-cell table:style-name="ce21" office:value-type="string">
            <text:p>RECKLESS DRIVING - DRAG RACING [CLASS 1 MISD] </text:p>
          </table:table-cell>
          <table:table-cell table:style-name="ce21" office:value-type="string">
            <text:p>TREVOR TRACE &amp; BRENTMEADE DRIVE </text:p>
          </table:table-cell>
        </table:table-row>
        <table:table-row table:style-name="ro2">
          <table:table-cell table:style-name="ce22" office:value-type="date" office:date-value="2005-10-16T00:00:00">
            <text:p>10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WO TURKEY RUN 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ALDRIC PLACE </text:p>
          </table:table-cell>
        </table:table-row>
        <table:table-row table:style-name="ro2">
          <table:table-cell table:style-name="ce22" office:value-type="date" office:date-value="2005-08-08T00:00:00">
            <text:p>8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NE DRIVE 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NE DRIVE </text:p>
          </table:table-cell>
        </table:table-row>
        <table:table-row table:style-name="ro2">
          <table:table-cell table:style-name="ce22" office:value-type="date" office:date-value="2005-02-20T00:00:00">
            <text:p>2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RGINIA LANE </text:p>
          </table:table-cell>
        </table:table-row>
        <table:table-row table:style-name="ro2">
          <table:table-cell table:style-name="ce22" office:value-type="date" office:date-value="2005-10-08T00:00:00">
            <text:p>10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RGINIA LANE </text:p>
          </table:table-cell>
        </table:table-row>
        <table:table-row table:style-name="ro2">
          <table:table-cell table:style-name="ce22" office:value-type="date" office:date-value="2005-11-19T00:00:00">
            <text:p>11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RGINIA LANE </text:p>
          </table:table-cell>
        </table:table-row>
        <table:table-row table:style-name="ro2">
          <table:table-cell table:style-name="ce22" office:value-type="date" office:date-value="2005-03-09T00:00:00">
            <text:p>3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INWRIGHTS BEND </text:p>
          </table:table-cell>
        </table:table-row>
        <table:table-row table:style-name="ro2">
          <table:table-cell table:style-name="ce22" office:value-type="date" office:date-value="2005-01-25T00:00:00">
            <text:p>1/2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ALDEN DRIVE 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REHOUSE COURSE </text:p>
          </table:table-cell>
        </table:table-row>
        <table:table-row table:style-name="ro2">
          <table:table-cell table:style-name="ce22" office:value-type="date" office:date-value="2005-08-21T00:00:00">
            <text:p>8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COUNTRY PARKWAY </text:p>
          </table:table-cell>
        </table:table-row>
        <table:table-row table:style-name="ro2">
          <table:table-cell table:style-name="ce22" office:value-type="date" office:date-value="2005-12-04T00:00:00">
            <text:p>12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FOWL DRIVE </text:p>
          </table:table-cell>
        </table:table-row>
        <table:table-row table:style-name="ro2">
          <table:table-cell table:style-name="ce22" office:value-type="date" office:date-value="2005-04-03T00:00:00">
            <text:p>4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MANS WAY 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ATERMANS WAY 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MANS WAY 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MANS WAY </text:p>
          </table:table-cell>
        </table:table-row>
        <table:table-row table:style-name="ro2">
          <table:table-cell table:style-name="ce22" office:value-type="date" office:date-value="2005-04-01T00:00:00">
            <text:p>4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SIDE PLACE 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WATERVIEW ROAD </text:p>
          </table:table-cell>
        </table:table-row>
        <table:table-row table:style-name="ro2">
          <table:table-cell table:style-name="ce22" office:value-type="date" office:date-value="2005-04-04T00:00:00">
            <text:p>4/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VIEW ROAD 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VIEW ROAD </text:p>
          </table:table-cell>
        </table:table-row>
        <table:table-row table:style-name="ro2">
          <table:table-cell table:style-name="ce22" office:value-type="date" office:date-value="2005-04-26T00:00:00">
            <text:p>4/26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WATERVIEW ROAD </text:p>
          </table:table-cell>
        </table:table-row>
        <table:table-row table:style-name="ro2">
          <table:table-cell table:style-name="ce22" office:value-type="date" office:date-value="2005-04-26T00:00:00">
            <text:p>4/26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ATERVIEW ROAD 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VIEW ROAD </text:p>
          </table:table-cell>
        </table:table-row>
        <table:table-row table:style-name="ro2">
          <table:table-cell table:style-name="ce22" office:value-type="date" office:date-value="2005-05-20T00:00:00">
            <text:p>5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VIEW ROAD 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VIEW ROAD </text:p>
          </table:table-cell>
        </table:table-row>
        <table:table-row table:style-name="ro2">
          <table:table-cell table:style-name="ce22" office:value-type="date" office:date-value="2005-08-03T00:00:00">
            <text:p>8/3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WATERVIEW ROAD </text:p>
          </table:table-cell>
        </table:table-row>
        <table:table-row table:style-name="ro2">
          <table:table-cell table:style-name="ce22" office:value-type="date" office:date-value="2005-09-22T00:00:00">
            <text:p>9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VIEW ROAD </text:p>
          </table:table-cell>
        </table:table-row>
        <table:table-row table:style-name="ro2">
          <table:table-cell table:style-name="ce22" office:value-type="date" office:date-value="2005-08-01T00:00:00">
            <text:p>8/1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VIEW ROAD </text:p>
          </table:table-cell>
        </table:table-row>
        <table:table-row table:style-name="ro2">
          <table:table-cell table:style-name="ce22" office:value-type="date" office:date-value="2005-08-08T00:00:00">
            <text:p>8/8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EST WOODLAND DRIVE </text:p>
          </table:table-cell>
        </table:table-row>
        <table:table-row table:style-name="ro2">
          <table:table-cell table:style-name="ce22" office:value-type="date" office:date-value="2005-11-02T00:00:00">
            <text:p>11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ETHERSFIELD PARK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HARF ROW 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ARF ROW </text:p>
          </table:table-cell>
        </table:table-row>
        <table:table-row table:style-name="ro2">
          <table:table-cell table:style-name="ce22" office:value-type="date" office:date-value="2005-12-31T00:00:00">
            <text:p>12/31/2005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WHEELEY CIRCLE </text:p>
          </table:table-cell>
        </table:table-row>
        <table:table-row table:style-name="ro2">
          <table:table-cell table:style-name="ce22" office:value-type="date" office:date-value="2005-09-22T00:00:00">
            <text:p>9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SPERING PINE DRIVE </text:p>
          </table:table-cell>
        </table:table-row>
        <table:table-row table:style-name="ro2">
          <table:table-cell table:style-name="ce22" office:value-type="date" office:date-value="2005-12-30T00:00:00">
            <text:p>12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HISPERING PINE DRIVE 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NDERS LANE 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NDERS LANE 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NDERS LANE </text:p>
          </table:table-cell>
        </table:table-row>
        <table:table-row table:style-name="ro2">
          <table:table-cell table:style-name="ce22" office:value-type="date" office:date-value="2005-10-21T00:00:00">
            <text:p>10/21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NDERS LANE </text:p>
          </table:table-cell>
        </table:table-row>
        <table:table-row table:style-name="ro2">
          <table:table-cell table:style-name="ce22" office:value-type="date" office:date-value="2005-02-01T00:00:00">
            <text:p>2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2-28T00:00:00">
            <text:p>2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3-03T00:00:00">
            <text:p>3/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3-03T00:00:00">
            <text:p>3/3/2005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3-12T00:00:00">
            <text:p>3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3-14T00:00:00">
            <text:p>3/1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3-21T00:00:00">
            <text:p>3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3-31T00:00:00">
            <text:p>3/3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4-02T00:00:00">
            <text:p>4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GRAFITTI, PUBLIC PROPERTY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4-08T00:00:00">
            <text:p>4/8/2005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4-27T00:00:00">
            <text:p>4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5-19T00:00:00">
            <text:p>5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5-27T00:00:00">
            <text:p>5/27/200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5-31T00:00:00">
            <text:p>5/3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6-06T00:00:00">
            <text:p>6/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FAMILY OFFENSE, NONVIOLENT, CHILD ABUS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7-30T00:00:00">
            <text:p>7/3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9-09T00:00:00">
            <text:p>9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0-06T00:00:00">
            <text:p>10/6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0-10T00:00:00">
            <text:p>10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0-25T00:00:00">
            <text:p>10/2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0-28T00:00:00">
            <text:p>10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1-08T00:00:00">
            <text:p>11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1-20T00:00:00">
            <text:p>11/20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1-20T00:00:00">
            <text:p>11/20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1-27T00:00:00">
            <text:p>11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2-12T00:00:00">
            <text:p>12/12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12-23T00:00:00">
            <text:p>12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WOLFTRAP ROAD &amp; BARCROFT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WOLFTRAP ROAD &amp; BARCROFT DRIVE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10-20T00:00:00">
            <text:p>10/2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OODLAKE RUN </text:p>
          </table:table-cell>
        </table:table-row>
        <table:table-row table:style-name="ro2">
          <table:table-cell table:style-name="ce22" office:value-type="date" office:date-value="2005-07-23T00:00:00">
            <text:p>7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RMLEY CREEK DRIVE 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ORMLEY CREEK DRIVE </text:p>
          </table:table-cell>
        </table:table-row>
        <table:table-row table:style-name="ro2">
          <table:table-cell table:style-name="ce22" office:value-type="date" office:date-value="2005-11-28T00:00:00">
            <text:p>11/28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YNNE ROAD </text:p>
          </table:table-cell>
        </table:table-row>
        <table:table-row table:style-name="ro2">
          <table:table-cell table:style-name="ce22" office:value-type="date" office:date-value="2005-05-03T00:00:00">
            <text:p>5/3/2005</text:p>
          </table:table-cell>
          <table:table-cell table:style-name="ce21" office:value-type="string">
            <text:p>ARSON </text:p>
          </table:table-cell>
          <table:table-cell table:style-name="ce21" office:value-type="string">
            <text:p>YORK CROSSING ROAD &amp; SOUVERAIN LANDING </text:p>
          </table:table-cell>
          <table:table-cell table:style-name="ce21"/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LANE 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TOWN ROAD </text:p>
          </table:table-cell>
        </table:table-row>
        <table:table-row table:style-name="ro2">
          <table:table-cell table:style-name="ce22" office:value-type="date" office:date-value="2005-01-08T00:00:00">
            <text:p>1/8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YORKVILLE ROAD </text:p>
          </table:table-cell>
        </table:table-row>
        <table:table-row table:style-name="ro2">
          <table:table-cell table:style-name="ce22" office:value-type="date" office:date-value="2005-01-18T00:00:00">
            <text:p>1/1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YORKVILLE ROAD </text:p>
          </table:table-cell>
        </table:table-row>
        <table:table-row table:style-name="ro2">
          <table:table-cell table:style-name="ce22" office:value-type="date" office:date-value="2005-03-04T00:00:00">
            <text:p>3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VILLE ROAD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VILLE ROAD 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YORKVILLE ROAD </text:p>
          </table:table-cell>
        </table:table-row>
        <table:table-row table:style-name="ro2">
          <table:table-cell table:style-name="ce22" office:value-type="date" office:date-value="2005-05-25T00:00:00">
            <text:p>5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VILLE ROAD </text:p>
          </table:table-cell>
        </table:table-row>
        <table:table-row table:style-name="ro2">
          <table:table-cell table:style-name="ce22" office:value-type="date" office:date-value="2005-10-30T00:00:00">
            <text:p>10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VILLE ROAD </text:p>
          </table:table-cell>
        </table:table-row>
        <table:table-row table:style-name="ro2">
          <table:table-cell table:style-name="ce22" office:value-type="date" office:date-value="2005-09-16T00:00:00">
            <text:p>9/1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VILLE ROAD - WOODED AREA </text:p>
          </table:table-cell>
        </table:table-row>
        <table:table-row table:style-name="ro2">
          <table:table-cell table:style-name="ce22" office:value-type="date" office:date-value="2005-02-10T00:00:00">
            <text:p>2/10/2005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YORK-WARWICK DRIVE 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-WARWICK DRIVE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YORK-WARWICK DRIVE 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YORK-WARWICK DRIVE </text:p>
          </table:table-cell>
        </table:table-row>
        <table:table-row table:style-name="ro2">
          <table:table-cell table:style-name="ce22" office:value-type="date" office:date-value="2005-08-28T00:00:00">
            <text:p>8/2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YORK-WARWICK DRIVE 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YORK-WARWICK DRIVE 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-WARWICK DRIVE </text:p>
          </table:table-cell>
        </table:table-row>
        <table:table-row table:style-name="ro2">
          <table:table-cell table:style-name="ce22" office:value-type="date" office:date-value="2005-11-12T00:00:00">
            <text:p>11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-WARWICK DRIVE </text:p>
          </table:table-cell>
        </table:table-row>
        <table:table-row table:style-name="ro2">
          <table:table-cell table:style-name="ce22" office:value-type="date" office:date-value="2005-04-13T00:00:00">
            <text:p>4/13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YORK-WARWICK DRIVE &amp; GRAFTON DISTRICT ROAD </text:p>
          </table:table-cell>
        </table:table-row>
        <table:table-row table:style-name="ro2">
          <table:table-cell table:style-name="ce22" office:value-type="date" office:date-value="2005-07-03T00:00:00">
            <text:p>7/3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ZOOKS TRAILER PARK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